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2.126cm" svg:height="12.611cm" svg:x="13.739cm" svg:y="15.449cm">
            <draw:object draw:notify-on-update-of-ranges="Foglio1.A1:Foglio1.A1 Foglio1.B6:Foglio1.B15 Foglio1.A1:Foglio1.A1 Foglio1.C2:Foglio1.C5 Foglio1.A1:Foglio1.A1 Foglio1.C6:Foglio1.C15 Foglio1.A1:Foglio1.A1 Foglio1.C16:Foglio1.C25 Foglio1.A1:Foglio1.A1 Foglio1.C26:Foglio1.C35 Foglio1.A1:Foglio1.A1 Foglio1.C36:Foglio1.C45 Foglio1.A1:Foglio1.A1 Foglio1.D2:Foglio1.D5 Foglio1.A1:Foglio1.A1 Foglio1.D6:Foglio1.D15 Foglio1.A1:Foglio1.A1 Foglio1.D16:Foglio1.D25 Foglio1.A1:Foglio1.A1 Foglio1.D26:Foglio1.D35 Foglio1.A1:Foglio1.A1 Foglio1.D36:Foglio1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607cm" svg:height="12.716cm" svg:x="13.131cm" svg:y="0cm">
            <draw:object draw:notify-on-update-of-ranges="Foglio1.A1:Foglio1.A1 Foglio1.B6:Foglio1.B15 Foglio1.A2:Foglio1.A2 Foglio1.E2:Foglio1.E5 Foglio1.A15:Foglio1.A15 Foglio1.E6:Foglio1.E15 Foglio1.A16:Foglio1.A16 Foglio1.E16:Foglio1.E25 Foglio1.A35:Foglio1.A35 Foglio1.E26:Foglio1.E35 Foglio1.A36:Foglio1.A36 Foglio1.E36:Foglio1.E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ps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2" calcext:value-type="float">
            <text:p>2</text:p>
          </table:table-cell>
          <table:table-cell office:value-type="float" office:value="103.066035045712" calcext:value-type="float">
            <text:p>103,066035045712</text:p>
          </table:table-cell>
          <table:table-cell office:value-type="float" office:value="39.2466611232042" calcext:value-type="float">
            <text:p>39,2466611232042</text:p>
          </table:table-cell>
          <table:table-cell table:formula="of:=[.C2]-[.D2]" office:value-type="float" office:value="63.8193739225076" calcext:value-type="float">
            <text:p>63,8193739225076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3" calcext:value-type="float">
            <text:p>3</text:p>
          </table:table-cell>
          <table:table-cell office:value-type="float" office:value="123.173378849722" calcext:value-type="float">
            <text:p>123,173378849722</text:p>
          </table:table-cell>
          <table:table-cell office:value-type="float" office:value="40.3571399628942" calcext:value-type="float">
            <text:p>40,3571399628942</text:p>
          </table:table-cell>
          <table:table-cell table:formula="of:=[.C3]-[.D3]" office:value-type="float" office:value="82.8162388868275" calcext:value-type="float">
            <text:p>82,8162388868275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4" calcext:value-type="float">
            <text:p>4</text:p>
          </table:table-cell>
          <table:table-cell office:value-type="float" office:value="121.194107642188" calcext:value-type="float">
            <text:p>121,194107642188</text:p>
          </table:table-cell>
          <table:table-cell office:value-type="float" office:value="41.5087376408307" calcext:value-type="float">
            <text:p>41,5087376408307</text:p>
          </table:table-cell>
          <table:table-cell table:formula="of:=[.C4]-[.D4]" office:value-type="float" office:value="79.6853700013574" calcext:value-type="float">
            <text:p>79,6853700013574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5" calcext:value-type="float">
            <text:p>5</text:p>
          </table:table-cell>
          <table:table-cell office:value-type="float" office:value="151.948797343269" calcext:value-type="float">
            <text:p>151,948797343269</text:p>
          </table:table-cell>
          <table:table-cell office:value-type="float" office:value="43.1764455532156" calcext:value-type="float">
            <text:p>43,1764455532156</text:p>
          </table:table-cell>
          <table:table-cell table:formula="of:=[.C5]-[.D5]" office:value-type="float" office:value="108.772351790054" calcext:value-type="float">
            <text:p>108,772351790054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2" calcext:value-type="float">
            <text:p>2</text:p>
          </table:table-cell>
          <table:table-cell office:value-type="float" office:value="103.066035045712" calcext:value-type="float">
            <text:p>103,066035045712</text:p>
          </table:table-cell>
          <table:table-cell office:value-type="float" office:value="39.2466611232042" calcext:value-type="float">
            <text:p>39,2466611232042</text:p>
          </table:table-cell>
          <table:table-cell table:formula="of:=[.C6]-[.D6]" office:value-type="float" office:value="63.8193739225076" calcext:value-type="float">
            <text:p>63,8193739225076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3" calcext:value-type="float">
            <text:p>3</text:p>
          </table:table-cell>
          <table:table-cell office:value-type="float" office:value="123.173378849722" calcext:value-type="float">
            <text:p>123,173378849722</text:p>
          </table:table-cell>
          <table:table-cell office:value-type="float" office:value="40.3571399628942" calcext:value-type="float">
            <text:p>40,3571399628942</text:p>
          </table:table-cell>
          <table:table-cell table:formula="of:=[.C7]-[.D7]" office:value-type="float" office:value="82.8162388868275" calcext:value-type="float">
            <text:p>82,8162388868275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4" calcext:value-type="float">
            <text:p>4</text:p>
          </table:table-cell>
          <table:table-cell office:value-type="float" office:value="143.625741098637" calcext:value-type="float">
            <text:p>143,625741098637</text:p>
          </table:table-cell>
          <table:table-cell office:value-type="float" office:value="39.0569289762095" calcext:value-type="float">
            <text:p>39,0569289762095</text:p>
          </table:table-cell>
          <table:table-cell table:formula="of:=[.C8]-[.D8]" office:value-type="float" office:value="104.568812122427" calcext:value-type="float">
            <text:p>104,568812122427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5" calcext:value-type="float">
            <text:p>5</text:p>
          </table:table-cell>
          <table:table-cell office:value-type="float" office:value="127.546175775092" calcext:value-type="float">
            <text:p>127,546175775092</text:p>
          </table:table-cell>
          <table:table-cell office:value-type="float" office:value="40.6630934182869" calcext:value-type="float">
            <text:p>40,6630934182869</text:p>
          </table:table-cell>
          <table:table-cell table:formula="of:=[.C9]-[.D9]" office:value-type="float" office:value="86.8830823568051" calcext:value-type="float">
            <text:p>86,8830823568051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6" calcext:value-type="float">
            <text:p>6</text:p>
          </table:table-cell>
          <table:table-cell office:value-type="float" office:value="129.358520629639" calcext:value-type="float">
            <text:p>129,358520629639</text:p>
          </table:table-cell>
          <table:table-cell office:value-type="float" office:value="42.456384489378" calcext:value-type="float">
            <text:p>42,456384489378</text:p>
          </table:table-cell>
          <table:table-cell table:formula="of:=[.C10]-[.D10]" office:value-type="float" office:value="86.9021361402611" calcext:value-type="float">
            <text:p>86,9021361402611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7" calcext:value-type="float">
            <text:p>7</text:p>
          </table:table-cell>
          <table:table-cell office:value-type="float" office:value="144.49185682955" calcext:value-type="float">
            <text:p>144,49185682955</text:p>
          </table:table-cell>
          <table:table-cell office:value-type="float" office:value="46.6877676285751" calcext:value-type="float">
            <text:p>46,6877676285751</text:p>
          </table:table-cell>
          <table:table-cell table:formula="of:=[.C11]-[.D11]" office:value-type="float" office:value="97.8040892009748" calcext:value-type="float">
            <text:p>97,8040892009748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8" calcext:value-type="float">
            <text:p>8</text:p>
          </table:table-cell>
          <table:table-cell office:value-type="float" office:value="124.456167446082" calcext:value-type="float">
            <text:p>124,456167446082</text:p>
          </table:table-cell>
          <table:table-cell office:value-type="float" office:value="44.4148065556267" calcext:value-type="float">
            <text:p>44,4148065556267</text:p>
          </table:table-cell>
          <table:table-cell table:formula="of:=[.C12]-[.D12]" office:value-type="float" office:value="80.0413608904549" calcext:value-type="float">
            <text:p>80,0413608904549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9" calcext:value-type="float">
            <text:p>9</text:p>
          </table:table-cell>
          <table:table-cell office:value-type="float" office:value="135.537564184228" calcext:value-type="float">
            <text:p>135,537564184228</text:p>
          </table:table-cell>
          <table:table-cell office:value-type="float" office:value="44.1436838371316" calcext:value-type="float">
            <text:p>44,1436838371316</text:p>
          </table:table-cell>
          <table:table-cell table:formula="of:=[.C13]-[.D13]" office:value-type="float" office:value="91.3938803470965" calcext:value-type="float">
            <text:p>91,3938803470965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10" calcext:value-type="float">
            <text:p>10</text:p>
          </table:table-cell>
          <table:table-cell office:value-type="float" office:value="130.807186949032" calcext:value-type="float">
            <text:p>130,807186949032</text:p>
          </table:table-cell>
          <table:table-cell office:value-type="float" office:value="47.7473529840916" calcext:value-type="float">
            <text:p>47,7473529840916</text:p>
          </table:table-cell>
          <table:table-cell table:formula="of:=[.C14]-[.D14]" office:value-type="float" office:value="83.0598339649408" calcext:value-type="float">
            <text:p>83,0598339649408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11" calcext:value-type="float">
            <text:p>11</text:p>
          </table:table-cell>
          <table:table-cell office:value-type="float" office:value="138.517570055866" calcext:value-type="float">
            <text:p>138,517570055866</text:p>
          </table:table-cell>
          <table:table-cell office:value-type="float" office:value="46.6192586964618" calcext:value-type="float">
            <text:p>46,6192586964618</text:p>
          </table:table-cell>
          <table:table-cell table:formula="of:=[.C15]-[.D15]" office:value-type="float" office:value="91.8983113594041" calcext:value-type="float">
            <text:p>91,8983113594041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2" calcext:value-type="float">
            <text:p>2</text:p>
          </table:table-cell>
          <table:table-cell office:value-type="float" office:value="103.066035045712" calcext:value-type="float">
            <text:p>103,066035045712</text:p>
          </table:table-cell>
          <table:table-cell office:value-type="float" office:value="39.2466611232042" calcext:value-type="float">
            <text:p>39,2466611232042</text:p>
          </table:table-cell>
          <table:table-cell table:formula="of:=[.C16]-[.D16]" office:value-type="float" office:value="63.8193739225076" calcext:value-type="float">
            <text:p>63,8193739225076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3" calcext:value-type="float">
            <text:p>3</text:p>
          </table:table-cell>
          <table:table-cell office:value-type="float" office:value="123.173378849722" calcext:value-type="float">
            <text:p>123,173378849722</text:p>
          </table:table-cell>
          <table:table-cell office:value-type="float" office:value="40.3571399628942" calcext:value-type="float">
            <text:p>40,3571399628942</text:p>
          </table:table-cell>
          <table:table-cell table:formula="of:=[.C17]-[.D17]" office:value-type="float" office:value="82.8162388868275" calcext:value-type="float">
            <text:p>82,8162388868275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4" calcext:value-type="float">
            <text:p>4</text:p>
          </table:table-cell>
          <table:table-cell office:value-type="float" office:value="123.895086409156" calcext:value-type="float">
            <text:p>123,895086409156</text:p>
          </table:table-cell>
          <table:table-cell office:value-type="float" office:value="40.9578121030043" calcext:value-type="float">
            <text:p>40,9578121030043</text:p>
          </table:table-cell>
          <table:table-cell table:formula="of:=[.C18]-[.D18]" office:value-type="float" office:value="82.9372743061516" calcext:value-type="float">
            <text:p>82,9372743061516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5" calcext:value-type="float">
            <text:p>5</text:p>
          </table:table-cell>
          <table:table-cell office:value-type="float" office:value="169.682616649293" calcext:value-type="float">
            <text:p>169,682616649293</text:p>
          </table:table-cell>
          <table:table-cell office:value-type="float" office:value="44.0460658376768" calcext:value-type="float">
            <text:p>44,0460658376768</text:p>
          </table:table-cell>
          <table:table-cell table:formula="of:=[.C19]-[.D19]" office:value-type="float" office:value="125.636550811616" calcext:value-type="float">
            <text:p>125,636550811616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6" calcext:value-type="float">
            <text:p>6</text:p>
          </table:table-cell>
          <table:table-cell office:value-type="float" office:value="121.274187094137" calcext:value-type="float">
            <text:p>121,274187094137</text:p>
          </table:table-cell>
          <table:table-cell office:value-type="float" office:value="43.3201997547302" calcext:value-type="float">
            <text:p>43,3201997547302</text:p>
          </table:table-cell>
          <table:table-cell table:formula="of:=[.C20]-[.D20]" office:value-type="float" office:value="77.9539873394067" calcext:value-type="float">
            <text:p>77,9539873394067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7" calcext:value-type="float">
            <text:p>7</text:p>
          </table:table-cell>
          <table:table-cell office:value-type="float" office:value="152.030397249171" calcext:value-type="float">
            <text:p>152,030397249171</text:p>
          </table:table-cell>
          <table:table-cell office:value-type="float" office:value="48.625016087437" calcext:value-type="float">
            <text:p>48,625016087437</text:p>
          </table:table-cell>
          <table:table-cell table:formula="of:=[.C21]-[.D21]" office:value-type="float" office:value="103.405381161734" calcext:value-type="float">
            <text:p>103,405381161734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8" calcext:value-type="float">
            <text:p>8</text:p>
          </table:table-cell>
          <table:table-cell office:value-type="float" office:value="131.837606541311" calcext:value-type="float">
            <text:p>131,837606541311</text:p>
          </table:table-cell>
          <table:table-cell office:value-type="float" office:value="43.8311335042735" calcext:value-type="float">
            <text:p>43,8311335042735</text:p>
          </table:table-cell>
          <table:table-cell table:formula="of:=[.C22]-[.D22]" office:value-type="float" office:value="88.0064730370371" calcext:value-type="float">
            <text:p>88,0064730370371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9" calcext:value-type="float">
            <text:p>9</text:p>
          </table:table-cell>
          <table:table-cell office:value-type="float" office:value="135.453632148409" calcext:value-type="float">
            <text:p>135,453632148409</text:p>
          </table:table-cell>
          <table:table-cell office:value-type="float" office:value="44.5992940926521" calcext:value-type="float">
            <text:p>44,5992940926521</text:p>
          </table:table-cell>
          <table:table-cell table:formula="of:=[.C23]-[.D23]" office:value-type="float" office:value="90.8543380557571" calcext:value-type="float">
            <text:p>90,8543380557571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10" calcext:value-type="float">
            <text:p>10</text:p>
          </table:table-cell>
          <table:table-cell office:value-type="float" office:value="120.813996518956" calcext:value-type="float">
            <text:p>120,813996518956</text:p>
          </table:table-cell>
          <table:table-cell office:value-type="float" office:value="47.9038491647494" calcext:value-type="float">
            <text:p>47,9038491647494</text:p>
          </table:table-cell>
          <table:table-cell table:formula="of:=[.C24]-[.D24]" office:value-type="float" office:value="72.9101473542063" calcext:value-type="float">
            <text:p>72,9101473542063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11" calcext:value-type="float">
            <text:p>11</text:p>
          </table:table-cell>
          <table:table-cell office:value-type="float" office:value="139.415747543978" calcext:value-type="float">
            <text:p>139,415747543978</text:p>
          </table:table-cell>
          <table:table-cell office:value-type="float" office:value="47.0944571085264" calcext:value-type="float">
            <text:p>47,0944571085264</text:p>
          </table:table-cell>
          <table:table-cell table:formula="of:=[.C25]-[.D25]" office:value-type="float" office:value="92.3212904354514" calcext:value-type="float">
            <text:p>92,3212904354514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2" calcext:value-type="float">
            <text:p>2</text:p>
          </table:table-cell>
          <table:table-cell office:value-type="float" office:value="103.066035045712" calcext:value-type="float">
            <text:p>103,066035045712</text:p>
          </table:table-cell>
          <table:table-cell office:value-type="float" office:value="39.2466611232042" calcext:value-type="float">
            <text:p>39,2466611232042</text:p>
          </table:table-cell>
          <table:table-cell table:formula="of:=[.C26]-[.D26]" office:value-type="float" office:value="63.8193739225076" calcext:value-type="float">
            <text:p>63,8193739225076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3" calcext:value-type="float">
            <text:p>3</text:p>
          </table:table-cell>
          <table:table-cell office:value-type="float" office:value="123.173378849722" calcext:value-type="float">
            <text:p>123,173378849722</text:p>
          </table:table-cell>
          <table:table-cell office:value-type="float" office:value="40.3571399628942" calcext:value-type="float">
            <text:p>40,3571399628942</text:p>
          </table:table-cell>
          <table:table-cell table:formula="of:=[.C27]-[.D27]" office:value-type="float" office:value="82.8162388868275" calcext:value-type="float">
            <text:p>82,8162388868275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4" calcext:value-type="float">
            <text:p>4</text:p>
          </table:table-cell>
          <table:table-cell office:value-type="float" office:value="122.3053549217" calcext:value-type="float">
            <text:p>122,3053549217</text:p>
          </table:table-cell>
          <table:table-cell office:value-type="float" office:value="39.5961503635346" calcext:value-type="float">
            <text:p>39,5961503635346</text:p>
          </table:table-cell>
          <table:table-cell table:formula="of:=[.C28]-[.D28]" office:value-type="float" office:value="82.7092045581655" calcext:value-type="float">
            <text:p>82,7092045581655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5" calcext:value-type="float">
            <text:p>5</text:p>
          </table:table-cell>
          <table:table-cell office:value-type="float" office:value="146.405004149492" calcext:value-type="float">
            <text:p>146,405004149492</text:p>
          </table:table-cell>
          <table:table-cell office:value-type="float" office:value="39.4880551250343" calcext:value-type="float">
            <text:p>39,4880551250343</text:p>
          </table:table-cell>
          <table:table-cell table:formula="of:=[.C29]-[.D29]" office:value-type="float" office:value="106.916949024457" calcext:value-type="float">
            <text:p>106,916949024457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6" calcext:value-type="float">
            <text:p>6</text:p>
          </table:table-cell>
          <table:table-cell office:value-type="float" office:value="115.242870224439" calcext:value-type="float">
            <text:p>115,242870224439</text:p>
          </table:table-cell>
          <table:table-cell office:value-type="float" office:value="43.2420075810473" calcext:value-type="float">
            <text:p>43,2420075810473</text:p>
          </table:table-cell>
          <table:table-cell table:formula="of:=[.C30]-[.D30]" office:value-type="float" office:value="72.0008626433915" calcext:value-type="float">
            <text:p>72,0008626433915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7" calcext:value-type="float">
            <text:p>7</text:p>
          </table:table-cell>
          <table:table-cell office:value-type="float" office:value="152.545036696787" calcext:value-type="float">
            <text:p>152,545036696787</text:p>
          </table:table-cell>
          <table:table-cell office:value-type="float" office:value="48.2751240963855" calcext:value-type="float">
            <text:p>48,2751240963855</text:p>
          </table:table-cell>
          <table:table-cell table:formula="of:=[.C31]-[.D31]" office:value-type="float" office:value="104.269912600402" calcext:value-type="float">
            <text:p>104,269912600402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8" calcext:value-type="float">
            <text:p>8</text:p>
          </table:table-cell>
          <table:table-cell office:value-type="float" office:value="129.147640052889" calcext:value-type="float">
            <text:p>129,147640052889</text:p>
          </table:table-cell>
          <table:table-cell office:value-type="float" office:value="41.9375074857608" calcext:value-type="float">
            <text:p>41,9375074857608</text:p>
          </table:table-cell>
          <table:table-cell table:formula="of:=[.C32]-[.D32]" office:value-type="float" office:value="87.2101325671278" calcext:value-type="float">
            <text:p>87,2101325671278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9" calcext:value-type="float">
            <text:p>9</text:p>
          </table:table-cell>
          <table:table-cell office:value-type="float" office:value="139.659728157192" calcext:value-type="float">
            <text:p>139,659728157192</text:p>
          </table:table-cell>
          <table:table-cell office:value-type="float" office:value="44.2570101678747" calcext:value-type="float">
            <text:p>44,2570101678747</text:p>
          </table:table-cell>
          <table:table-cell table:formula="of:=[.C33]-[.D33]" office:value-type="float" office:value="95.4027179893173" calcext:value-type="float">
            <text:p>95,4027179893173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10" calcext:value-type="float">
            <text:p>10</text:p>
          </table:table-cell>
          <table:table-cell office:value-type="float" office:value="100.286112177824" calcext:value-type="float">
            <text:p>100,286112177824</text:p>
          </table:table-cell>
          <table:table-cell office:value-type="float" office:value="46.8564409271752" calcext:value-type="float">
            <text:p>46,8564409271752</text:p>
          </table:table-cell>
          <table:table-cell table:formula="of:=[.C34]-[.D34]" office:value-type="float" office:value="53.4296712506486" calcext:value-type="float">
            <text:p>53,4296712506486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11" calcext:value-type="float">
            <text:p>11</text:p>
          </table:table-cell>
          <table:table-cell office:value-type="float" office:value="139.577674008621" calcext:value-type="float">
            <text:p>139,577674008621</text:p>
          </table:table-cell>
          <table:table-cell office:value-type="float" office:value="45.4193179741379" calcext:value-type="float">
            <text:p>45,4193179741379</text:p>
          </table:table-cell>
          <table:table-cell table:formula="of:=[.C35]-[.D35]" office:value-type="float" office:value="94.1583560344829" calcext:value-type="float">
            <text:p>94,1583560344829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2" calcext:value-type="float">
            <text:p>2</text:p>
          </table:table-cell>
          <table:table-cell office:value-type="float" office:value="109.202631565274" calcext:value-type="float">
            <text:p>109,202631565274</text:p>
          </table:table-cell>
          <table:table-cell office:value-type="float" office:value="39.6194760121238" calcext:value-type="float">
            <text:p>39,6194760121238</text:p>
          </table:table-cell>
          <table:table-cell table:formula="of:=[.C36]-[.D36]" office:value-type="float" office:value="69.5831555531501" calcext:value-type="float">
            <text:p>69,5831555531501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3" calcext:value-type="float">
            <text:p>3</text:p>
          </table:table-cell>
          <table:table-cell office:value-type="float" office:value="125.394561310076" calcext:value-type="float">
            <text:p>125,394561310076</text:p>
          </table:table-cell>
          <table:table-cell office:value-type="float" office:value="40.1581404527741" calcext:value-type="float">
            <text:p>40,1581404527741</text:p>
          </table:table-cell>
          <table:table-cell table:formula="of:=[.C37]-[.D37]" office:value-type="float" office:value="85.2364208573019" calcext:value-type="float">
            <text:p>85,2364208573019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4" calcext:value-type="float">
            <text:p>4</text:p>
          </table:table-cell>
          <table:table-cell office:value-type="float" office:value="111.826299896225" calcext:value-type="float">
            <text:p>111,826299896225</text:p>
          </table:table-cell>
          <table:table-cell office:value-type="float" office:value="37.3708804643922" calcext:value-type="float">
            <text:p>37,3708804643922</text:p>
          </table:table-cell>
          <table:table-cell table:formula="of:=[.C38]-[.D38]" office:value-type="float" office:value="74.455419431833" calcext:value-type="float">
            <text:p>74,455419431833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5" calcext:value-type="float">
            <text:p>5</text:p>
          </table:table-cell>
          <table:table-cell office:value-type="float" office:value="119.292703544225" calcext:value-type="float">
            <text:p>119,292703544225</text:p>
          </table:table-cell>
          <table:table-cell office:value-type="float" office:value="39.308935830872" calcext:value-type="float">
            <text:p>39,308935830872</text:p>
          </table:table-cell>
          <table:table-cell table:formula="of:=[.C39]-[.D39]" office:value-type="float" office:value="79.983767713353" calcext:value-type="float">
            <text:p>79,983767713353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6" calcext:value-type="float">
            <text:p>6</text:p>
          </table:table-cell>
          <table:table-cell office:value-type="float" office:value="115.392683143534" calcext:value-type="float">
            <text:p>115,392683143534</text:p>
          </table:table-cell>
          <table:table-cell office:value-type="float" office:value="42.7511142180629" calcext:value-type="float">
            <text:p>42,7511142180629</text:p>
          </table:table-cell>
          <table:table-cell table:formula="of:=[.C40]-[.D40]" office:value-type="float" office:value="72.6415689254708" calcext:value-type="float">
            <text:p>72,6415689254708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7" calcext:value-type="float">
            <text:p>7</text:p>
          </table:table-cell>
          <table:table-cell office:value-type="float" office:value="147.122296605013" calcext:value-type="float">
            <text:p>147,122296605013</text:p>
          </table:table-cell>
          <table:table-cell office:value-type="float" office:value="45.9123979374543" calcext:value-type="float">
            <text:p>45,9123979374543</text:p>
          </table:table-cell>
          <table:table-cell table:formula="of:=[.C41]-[.D41]" office:value-type="float" office:value="101.209898667559" calcext:value-type="float">
            <text:p>101,209898667559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8" calcext:value-type="float">
            <text:p>8</text:p>
          </table:table-cell>
          <table:table-cell table:formula="of:=AVERAGE([.C41];[.C43])" office:value-type="float" office:value="136.50291953196" calcext:value-type="float">
            <text:p>136,50291953196</text:p>
          </table:table-cell>
          <table:table-cell table:formula="of:=AVERAGE([.D41];[.D43])" office:value-type="float" office:value="45.8823490552407" calcext:value-type="float">
            <text:p>45,8823490552407</text:p>
          </table:table-cell>
          <table:table-cell table:formula="of:=[.C42]-[.D42]" office:value-type="float" office:value="90.6205704767191" calcext:value-type="float">
            <text:p>90,6205704767191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9" calcext:value-type="float">
            <text:p>9</text:p>
          </table:table-cell>
          <table:table-cell office:value-type="float" office:value="125.883542458906" calcext:value-type="float">
            <text:p>125,883542458906</text:p>
          </table:table-cell>
          <table:table-cell office:value-type="float" office:value="45.852300173027" calcext:value-type="float">
            <text:p>45,852300173027</text:p>
          </table:table-cell>
          <table:table-cell table:formula="of:=[.C43]-[.D43]" office:value-type="float" office:value="80.0312422858791" calcext:value-type="float">
            <text:p>80,0312422858791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10" calcext:value-type="float">
            <text:p>10</text:p>
          </table:table-cell>
          <table:table-cell office:value-type="float" office:value="92.5830218635713" calcext:value-type="float">
            <text:p>92,5830218635713</text:p>
          </table:table-cell>
          <table:table-cell office:value-type="float" office:value="45.867833081571" calcext:value-type="float">
            <text:p>45,867833081571</text:p>
          </table:table-cell>
          <table:table-cell table:formula="of:=[.C44]-[.D44]" office:value-type="float" office:value="46.7151887820004" calcext:value-type="float">
            <text:p>46,7151887820004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11" calcext:value-type="float">
            <text:p>11</text:p>
          </table:table-cell>
          <table:table-cell office:value-type="float" office:value="136.350575931769" calcext:value-type="float">
            <text:p>136,350575931769</text:p>
          </table:table-cell>
          <table:table-cell office:value-type="float" office:value="45.0900431867481" calcext:value-type="float">
            <text:p>45,0900431867481</text:p>
          </table:table-cell>
          <table:table-cell table:formula="of:=[.C45]-[.D45]" office:value-type="float" office:value="91.2605327450208" calcext:value-type="float">
            <text:p>91,2605327450208</text:p>
          </table:table-cell>
        </table:table-row>
      </table:table>
      <table:table table:name="Foglio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219" calcext:value-type="float">
            <text:p>219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192" calcext:value-type="float">
            <text:p>192</text:p>
          </table:table-cell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184" calcext:value-type="float">
            <text:p>184</text:p>
          </table:table-cell>
          <table:table-cell office:value-type="float" office:value="219" calcext:value-type="float">
            <text:p>219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193" calcext:value-type="float">
            <text:p>193</text:p>
          </table:table-cell>
          <table:table-cell office:value-type="float" office:value="219" calcext:value-type="float">
            <text:p>219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174" calcext:value-type="float">
            <text:p>174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06" calcext:value-type="float">
            <text:p>206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203" calcext:value-type="float">
            <text:p>20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245" calcext:value-type="float">
            <text:p>245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/>
        </table:table-row>
      </table:table>
      <table:table table:name="Foglio3" table:style-name="ta1">
        <table:shapes>
          <draw:frame draw:z-index="0" draw:style-name="gr1" draw:text-style-name="P1" svg:width="22.126cm" svg:height="12.611cm" svg:x="13.739cm" svg:y="15.449cm">
            <draw:object draw:notify-on-update-of-ranges="Foglio3.B6:Foglio3.B15 Foglio3.A1:Foglio3.A1 Foglio3.C2:Foglio3.C5 Foglio3.A1:Foglio3.A1 Foglio3.C6:Foglio3.C15 Foglio3.A1:Foglio3.A1 Foglio3.C16:Foglio3.C25 Foglio3.A1:Foglio3.A1 Foglio3.C26:Foglio3.C35 Foglio3.A1:Foglio3.A1 Foglio3.C36:Foglio3.C45 Foglio3.A1:Foglio3.A1 Foglio3.D2:Foglio3.D5 Foglio3.A1:Foglio3.A1 Foglio3.D6:Foglio3.D15 Foglio3.A1:Foglio3.A1 Foglio3.D16:Foglio3.D25 Foglio3.A1:Foglio3.A1 Foglio3.D26:Foglio3.D35 Foglio3.A1:Foglio3.A1 Foglio3.D36:Foglio3.D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2.607cm" svg:height="12.716cm" svg:x="13.131cm" svg:y="0cm">
            <draw:object draw:notify-on-update-of-ranges="Foglio3.B6:Foglio3.B15 Foglio3.A2:Foglio3.A2 Foglio3.E2:Foglio3.E5 Foglio3.A15:Foglio3.A15 Foglio3.E6:Foglio3.E15 Foglio3.A16:Foglio3.A16 Foglio3.E16:Foglio3.E25 Foglio3.A35:Foglio3.A35 Foglio3.E26:Foglio3.E35 Foglio3.A36:Foglio3.A36 Foglio3.E36:Foglio3.E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ps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2" calcext:value-type="float">
            <text:p>2</text:p>
          </table:table-cell>
          <table:table-cell office:value-type="float" office:value="103.066035045712" calcext:value-type="float">
            <text:p>103,066035045712</text:p>
          </table:table-cell>
          <table:table-cell office:value-type="float" office:value="39.2466611232042" calcext:value-type="float">
            <text:p>39,2466611232042</text:p>
          </table:table-cell>
          <table:table-cell table:formula="of:=[.C2]-[.D2]" office:value-type="float" office:value="63.8193739225076" calcext:value-type="float">
            <text:p>63,8193739225076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3" calcext:value-type="float">
            <text:p>3</text:p>
          </table:table-cell>
          <table:table-cell office:value-type="float" office:value="123.173378849722" calcext:value-type="float">
            <text:p>123,173378849722</text:p>
          </table:table-cell>
          <table:table-cell office:value-type="float" office:value="40.3571399628942" calcext:value-type="float">
            <text:p>40,3571399628942</text:p>
          </table:table-cell>
          <table:table-cell table:formula="of:=[.C3]-[.D3]" office:value-type="float" office:value="82.8162388868275" calcext:value-type="float">
            <text:p>82,8162388868275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4" calcext:value-type="float">
            <text:p>4</text:p>
          </table:table-cell>
          <table:table-cell office:value-type="float" office:value="121.194107642188" calcext:value-type="float">
            <text:p>121,194107642188</text:p>
          </table:table-cell>
          <table:table-cell office:value-type="float" office:value="41.5087376408307" calcext:value-type="float">
            <text:p>41,5087376408307</text:p>
          </table:table-cell>
          <table:table-cell table:formula="of:=[.C4]-[.D4]" office:value-type="float" office:value="79.6853700013574" calcext:value-type="float">
            <text:p>79,6853700013574</text:p>
          </table:table-cell>
        </table:table-row>
        <table:table-row table:style-name="ro1">
          <table:table-cell office:value-type="string" calcext:value-type="string">
            <text:p>PB V B</text:p>
          </table:table-cell>
          <table:table-cell office:value-type="float" office:value="5" calcext:value-type="float">
            <text:p>5</text:p>
          </table:table-cell>
          <table:table-cell office:value-type="float" office:value="151.948797343269" calcext:value-type="float">
            <text:p>151,948797343269</text:p>
          </table:table-cell>
          <table:table-cell office:value-type="float" office:value="43.1764455532156" calcext:value-type="float">
            <text:p>43,1764455532156</text:p>
          </table:table-cell>
          <table:table-cell table:formula="of:=[.C5]-[.D5]" office:value-type="float" office:value="108.772351790054" calcext:value-type="float">
            <text:p>108,772351790054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2" calcext:value-type="float">
            <text:p>2</text:p>
          </table:table-cell>
          <table:table-cell office:value-type="float" office:value="103.066035045712" calcext:value-type="float">
            <text:p>103,066035045712</text:p>
          </table:table-cell>
          <table:table-cell office:value-type="float" office:value="39.2466611232042" calcext:value-type="float">
            <text:p>39,2466611232042</text:p>
          </table:table-cell>
          <table:table-cell table:formula="of:=[.C6]-[.D6]" office:value-type="float" office:value="63.8193739225076" calcext:value-type="float">
            <text:p>63,8193739225076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3" calcext:value-type="float">
            <text:p>3</text:p>
          </table:table-cell>
          <table:table-cell office:value-type="float" office:value="123.173378849722" calcext:value-type="float">
            <text:p>123,173378849722</text:p>
          </table:table-cell>
          <table:table-cell office:value-type="float" office:value="40.3571399628942" calcext:value-type="float">
            <text:p>40,3571399628942</text:p>
          </table:table-cell>
          <table:table-cell table:formula="of:=[.C7]-[.D7]" office:value-type="float" office:value="82.8162388868275" calcext:value-type="float">
            <text:p>82,8162388868275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4" calcext:value-type="float">
            <text:p>4</text:p>
          </table:table-cell>
          <table:table-cell office:value-type="float" office:value="143.625741098637" calcext:value-type="float">
            <text:p>143,625741098637</text:p>
          </table:table-cell>
          <table:table-cell office:value-type="float" office:value="39.0569289762095" calcext:value-type="float">
            <text:p>39,0569289762095</text:p>
          </table:table-cell>
          <table:table-cell table:formula="of:=[.C8]-[.D8]" office:value-type="float" office:value="104.568812122427" calcext:value-type="float">
            <text:p>104,568812122427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5" calcext:value-type="float">
            <text:p>5</text:p>
          </table:table-cell>
          <table:table-cell office:value-type="float" office:value="127.546175775092" calcext:value-type="float">
            <text:p>127,546175775092</text:p>
          </table:table-cell>
          <table:table-cell office:value-type="float" office:value="40.6630934182869" calcext:value-type="float">
            <text:p>40,6630934182869</text:p>
          </table:table-cell>
          <table:table-cell table:formula="of:=[.C9]-[.D9]" office:value-type="float" office:value="86.8830823568051" calcext:value-type="float">
            <text:p>86,8830823568051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6" calcext:value-type="float">
            <text:p>6</text:p>
          </table:table-cell>
          <table:table-cell office:value-type="float" office:value="129.358520629639" calcext:value-type="float">
            <text:p>129,358520629639</text:p>
          </table:table-cell>
          <table:table-cell office:value-type="float" office:value="42.456384489378" calcext:value-type="float">
            <text:p>42,456384489378</text:p>
          </table:table-cell>
          <table:table-cell table:formula="of:=[.C10]-[.D10]" office:value-type="float" office:value="86.9021361402611" calcext:value-type="float">
            <text:p>86,9021361402611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7" calcext:value-type="float">
            <text:p>7</text:p>
          </table:table-cell>
          <table:table-cell office:value-type="float" office:value="144.49185682955" calcext:value-type="float">
            <text:p>144,49185682955</text:p>
          </table:table-cell>
          <table:table-cell office:value-type="float" office:value="46.6877676285751" calcext:value-type="float">
            <text:p>46,6877676285751</text:p>
          </table:table-cell>
          <table:table-cell table:formula="of:=[.C11]-[.D11]" office:value-type="float" office:value="97.8040892009748" calcext:value-type="float">
            <text:p>97,8040892009748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8" calcext:value-type="float">
            <text:p>8</text:p>
          </table:table-cell>
          <table:table-cell office:value-type="float" office:value="124.456167446082" calcext:value-type="float">
            <text:p>124,456167446082</text:p>
          </table:table-cell>
          <table:table-cell office:value-type="float" office:value="44.4148065556267" calcext:value-type="float">
            <text:p>44,4148065556267</text:p>
          </table:table-cell>
          <table:table-cell table:formula="of:=[.C12]-[.D12]" office:value-type="float" office:value="80.0413608904549" calcext:value-type="float">
            <text:p>80,0413608904549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9" calcext:value-type="float">
            <text:p>9</text:p>
          </table:table-cell>
          <table:table-cell office:value-type="float" office:value="135.537564184228" calcext:value-type="float">
            <text:p>135,537564184228</text:p>
          </table:table-cell>
          <table:table-cell office:value-type="float" office:value="44.1436838371316" calcext:value-type="float">
            <text:p>44,1436838371316</text:p>
          </table:table-cell>
          <table:table-cell table:formula="of:=[.C13]-[.D13]" office:value-type="float" office:value="91.3938803470965" calcext:value-type="float">
            <text:p>91,3938803470965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10" calcext:value-type="float">
            <text:p>10</text:p>
          </table:table-cell>
          <table:table-cell office:value-type="float" office:value="130.807186949032" calcext:value-type="float">
            <text:p>130,807186949032</text:p>
          </table:table-cell>
          <table:table-cell office:value-type="float" office:value="47.7473529840916" calcext:value-type="float">
            <text:p>47,7473529840916</text:p>
          </table:table-cell>
          <table:table-cell table:formula="of:=[.C14]-[.D14]" office:value-type="float" office:value="83.0598339649408" calcext:value-type="float">
            <text:p>83,0598339649408</text:p>
          </table:table-cell>
        </table:table-row>
        <table:table-row table:style-name="ro1">
          <table:table-cell office:value-type="string" calcext:value-type="string">
            <text:p>PB V C</text:p>
          </table:table-cell>
          <table:table-cell office:value-type="float" office:value="11" calcext:value-type="float">
            <text:p>11</text:p>
          </table:table-cell>
          <table:table-cell office:value-type="float" office:value="138.517570055866" calcext:value-type="float">
            <text:p>138,517570055866</text:p>
          </table:table-cell>
          <table:table-cell office:value-type="float" office:value="46.6192586964618" calcext:value-type="float">
            <text:p>46,6192586964618</text:p>
          </table:table-cell>
          <table:table-cell table:formula="of:=[.C15]-[.D15]" office:value-type="float" office:value="91.8983113594041" calcext:value-type="float">
            <text:p>91,8983113594041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2" calcext:value-type="float">
            <text:p>2</text:p>
          </table:table-cell>
          <table:table-cell office:value-type="float" office:value="103.066035045712" calcext:value-type="float">
            <text:p>103,066035045712</text:p>
          </table:table-cell>
          <table:table-cell office:value-type="float" office:value="39.2466611232042" calcext:value-type="float">
            <text:p>39,2466611232042</text:p>
          </table:table-cell>
          <table:table-cell table:formula="of:=[.C16]-[.D16]" office:value-type="float" office:value="63.8193739225076" calcext:value-type="float">
            <text:p>63,8193739225076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3" calcext:value-type="float">
            <text:p>3</text:p>
          </table:table-cell>
          <table:table-cell office:value-type="float" office:value="123.173378849722" calcext:value-type="float">
            <text:p>123,173378849722</text:p>
          </table:table-cell>
          <table:table-cell office:value-type="float" office:value="40.3571399628942" calcext:value-type="float">
            <text:p>40,3571399628942</text:p>
          </table:table-cell>
          <table:table-cell table:formula="of:=[.C17]-[.D17]" office:value-type="float" office:value="82.8162388868275" calcext:value-type="float">
            <text:p>82,8162388868275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4" calcext:value-type="float">
            <text:p>4</text:p>
          </table:table-cell>
          <table:table-cell office:value-type="float" office:value="123.895086409156" calcext:value-type="float">
            <text:p>123,895086409156</text:p>
          </table:table-cell>
          <table:table-cell office:value-type="float" office:value="40.9578121030043" calcext:value-type="float">
            <text:p>40,9578121030043</text:p>
          </table:table-cell>
          <table:table-cell table:formula="of:=[.C18]-[.D18]" office:value-type="float" office:value="82.9372743061516" calcext:value-type="float">
            <text:p>82,9372743061516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5" calcext:value-type="float">
            <text:p>5</text:p>
          </table:table-cell>
          <table:table-cell office:value-type="float" office:value="169.682616649293" calcext:value-type="float">
            <text:p>169,682616649293</text:p>
          </table:table-cell>
          <table:table-cell office:value-type="float" office:value="44.0460658376768" calcext:value-type="float">
            <text:p>44,0460658376768</text:p>
          </table:table-cell>
          <table:table-cell table:formula="of:=[.C19]-[.D19]" office:value-type="float" office:value="125.636550811616" calcext:value-type="float">
            <text:p>125,636550811616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6" calcext:value-type="float">
            <text:p>6</text:p>
          </table:table-cell>
          <table:table-cell office:value-type="float" office:value="121.274187094137" calcext:value-type="float">
            <text:p>121,274187094137</text:p>
          </table:table-cell>
          <table:table-cell office:value-type="float" office:value="43.3201997547302" calcext:value-type="float">
            <text:p>43,3201997547302</text:p>
          </table:table-cell>
          <table:table-cell table:formula="of:=[.C20]-[.D20]" office:value-type="float" office:value="77.9539873394067" calcext:value-type="float">
            <text:p>77,9539873394067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7" calcext:value-type="float">
            <text:p>7</text:p>
          </table:table-cell>
          <table:table-cell office:value-type="float" office:value="152.030397249171" calcext:value-type="float">
            <text:p>152,030397249171</text:p>
          </table:table-cell>
          <table:table-cell office:value-type="float" office:value="48.625016087437" calcext:value-type="float">
            <text:p>48,625016087437</text:p>
          </table:table-cell>
          <table:table-cell table:formula="of:=[.C21]-[.D21]" office:value-type="float" office:value="103.405381161734" calcext:value-type="float">
            <text:p>103,405381161734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8" calcext:value-type="float">
            <text:p>8</text:p>
          </table:table-cell>
          <table:table-cell office:value-type="float" office:value="131.837606541311" calcext:value-type="float">
            <text:p>131,837606541311</text:p>
          </table:table-cell>
          <table:table-cell office:value-type="float" office:value="43.8311335042735" calcext:value-type="float">
            <text:p>43,8311335042735</text:p>
          </table:table-cell>
          <table:table-cell table:formula="of:=[.C22]-[.D22]" office:value-type="float" office:value="88.0064730370371" calcext:value-type="float">
            <text:p>88,0064730370371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9" calcext:value-type="float">
            <text:p>9</text:p>
          </table:table-cell>
          <table:table-cell office:value-type="float" office:value="135.453632148409" calcext:value-type="float">
            <text:p>135,453632148409</text:p>
          </table:table-cell>
          <table:table-cell office:value-type="float" office:value="44.5992940926521" calcext:value-type="float">
            <text:p>44,5992940926521</text:p>
          </table:table-cell>
          <table:table-cell table:formula="of:=[.C23]-[.D23]" office:value-type="float" office:value="90.8543380557571" calcext:value-type="float">
            <text:p>90,8543380557571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10" calcext:value-type="float">
            <text:p>10</text:p>
          </table:table-cell>
          <table:table-cell office:value-type="float" office:value="120.813996518956" calcext:value-type="float">
            <text:p>120,813996518956</text:p>
          </table:table-cell>
          <table:table-cell office:value-type="float" office:value="47.9038491647494" calcext:value-type="float">
            <text:p>47,9038491647494</text:p>
          </table:table-cell>
          <table:table-cell table:formula="of:=[.C24]-[.D24]" office:value-type="float" office:value="72.9101473542063" calcext:value-type="float">
            <text:p>72,9101473542063</text:p>
          </table:table-cell>
        </table:table-row>
        <table:table-row table:style-name="ro1">
          <table:table-cell office:value-type="string" calcext:value-type="string">
            <text:p>PB T B</text:p>
          </table:table-cell>
          <table:table-cell office:value-type="float" office:value="11" calcext:value-type="float">
            <text:p>11</text:p>
          </table:table-cell>
          <table:table-cell office:value-type="float" office:value="139.415747543978" calcext:value-type="float">
            <text:p>139,415747543978</text:p>
          </table:table-cell>
          <table:table-cell office:value-type="float" office:value="47.0944571085264" calcext:value-type="float">
            <text:p>47,0944571085264</text:p>
          </table:table-cell>
          <table:table-cell table:formula="of:=[.C25]-[.D25]" office:value-type="float" office:value="92.3212904354514" calcext:value-type="float">
            <text:p>92,3212904354514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2" calcext:value-type="float">
            <text:p>2</text:p>
          </table:table-cell>
          <table:table-cell office:value-type="float" office:value="103.066035045712" calcext:value-type="float">
            <text:p>103,066035045712</text:p>
          </table:table-cell>
          <table:table-cell office:value-type="float" office:value="39.2466611232042" calcext:value-type="float">
            <text:p>39,2466611232042</text:p>
          </table:table-cell>
          <table:table-cell table:formula="of:=[.C26]-[.D26]" office:value-type="float" office:value="63.8193739225076" calcext:value-type="float">
            <text:p>63,8193739225076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3" calcext:value-type="float">
            <text:p>3</text:p>
          </table:table-cell>
          <table:table-cell office:value-type="float" office:value="123.173378849722" calcext:value-type="float">
            <text:p>123,173378849722</text:p>
          </table:table-cell>
          <table:table-cell office:value-type="float" office:value="40.3571399628942" calcext:value-type="float">
            <text:p>40,3571399628942</text:p>
          </table:table-cell>
          <table:table-cell table:formula="of:=[.C27]-[.D27]" office:value-type="float" office:value="82.8162388868275" calcext:value-type="float">
            <text:p>82,8162388868275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4" calcext:value-type="float">
            <text:p>4</text:p>
          </table:table-cell>
          <table:table-cell office:value-type="float" office:value="122.3053549217" calcext:value-type="float">
            <text:p>122,3053549217</text:p>
          </table:table-cell>
          <table:table-cell office:value-type="float" office:value="39.5961503635346" calcext:value-type="float">
            <text:p>39,5961503635346</text:p>
          </table:table-cell>
          <table:table-cell table:formula="of:=[.C28]-[.D28]" office:value-type="float" office:value="82.7092045581655" calcext:value-type="float">
            <text:p>82,7092045581655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5" calcext:value-type="float">
            <text:p>5</text:p>
          </table:table-cell>
          <table:table-cell office:value-type="float" office:value="146.405004149492" calcext:value-type="float">
            <text:p>146,405004149492</text:p>
          </table:table-cell>
          <table:table-cell office:value-type="float" office:value="39.4880551250343" calcext:value-type="float">
            <text:p>39,4880551250343</text:p>
          </table:table-cell>
          <table:table-cell table:formula="of:=[.C29]-[.D29]" office:value-type="float" office:value="106.916949024457" calcext:value-type="float">
            <text:p>106,916949024457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6" calcext:value-type="float">
            <text:p>6</text:p>
          </table:table-cell>
          <table:table-cell office:value-type="float" office:value="115.242870224439" calcext:value-type="float">
            <text:p>115,242870224439</text:p>
          </table:table-cell>
          <table:table-cell office:value-type="float" office:value="43.2420075810473" calcext:value-type="float">
            <text:p>43,2420075810473</text:p>
          </table:table-cell>
          <table:table-cell table:formula="of:=[.C30]-[.D30]" office:value-type="float" office:value="72.0008626433915" calcext:value-type="float">
            <text:p>72,0008626433915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7" calcext:value-type="float">
            <text:p>7</text:p>
          </table:table-cell>
          <table:table-cell office:value-type="float" office:value="152.545036696787" calcext:value-type="float">
            <text:p>152,545036696787</text:p>
          </table:table-cell>
          <table:table-cell office:value-type="float" office:value="48.2751240963855" calcext:value-type="float">
            <text:p>48,2751240963855</text:p>
          </table:table-cell>
          <table:table-cell table:formula="of:=[.C31]-[.D31]" office:value-type="float" office:value="104.269912600402" calcext:value-type="float">
            <text:p>104,269912600402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8" calcext:value-type="float">
            <text:p>8</text:p>
          </table:table-cell>
          <table:table-cell office:value-type="float" office:value="129.147640052889" calcext:value-type="float">
            <text:p>129,147640052889</text:p>
          </table:table-cell>
          <table:table-cell office:value-type="float" office:value="41.9375074857608" calcext:value-type="float">
            <text:p>41,9375074857608</text:p>
          </table:table-cell>
          <table:table-cell table:formula="of:=[.C32]-[.D32]" office:value-type="float" office:value="87.2101325671278" calcext:value-type="float">
            <text:p>87,2101325671278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9" calcext:value-type="float">
            <text:p>9</text:p>
          </table:table-cell>
          <table:table-cell office:value-type="float" office:value="139.659728157192" calcext:value-type="float">
            <text:p>139,659728157192</text:p>
          </table:table-cell>
          <table:table-cell office:value-type="float" office:value="44.2570101678747" calcext:value-type="float">
            <text:p>44,2570101678747</text:p>
          </table:table-cell>
          <table:table-cell table:formula="of:=[.C33]-[.D33]" office:value-type="float" office:value="95.4027179893173" calcext:value-type="float">
            <text:p>95,4027179893173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10" calcext:value-type="float">
            <text:p>10</text:p>
          </table:table-cell>
          <table:table-cell office:value-type="float" office:value="100.286112177824" calcext:value-type="float">
            <text:p>100,286112177824</text:p>
          </table:table-cell>
          <table:table-cell office:value-type="float" office:value="46.8564409271752" calcext:value-type="float">
            <text:p>46,8564409271752</text:p>
          </table:table-cell>
          <table:table-cell table:formula="of:=[.C34]-[.D34]" office:value-type="float" office:value="53.4296712506486" calcext:value-type="float">
            <text:p>53,4296712506486</text:p>
          </table:table-cell>
        </table:table-row>
        <table:table-row table:style-name="ro1">
          <table:table-cell office:value-type="string" calcext:value-type="string">
            <text:p>PB T C </text:p>
          </table:table-cell>
          <table:table-cell office:value-type="float" office:value="11" calcext:value-type="float">
            <text:p>11</text:p>
          </table:table-cell>
          <table:table-cell office:value-type="float" office:value="139.577674008621" calcext:value-type="float">
            <text:p>139,577674008621</text:p>
          </table:table-cell>
          <table:table-cell office:value-type="float" office:value="45.4193179741379" calcext:value-type="float">
            <text:p>45,4193179741379</text:p>
          </table:table-cell>
          <table:table-cell table:formula="of:=[.C35]-[.D35]" office:value-type="float" office:value="94.1583560344829" calcext:value-type="float">
            <text:p>94,1583560344829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2" calcext:value-type="float">
            <text:p>2</text:p>
          </table:table-cell>
          <table:table-cell office:value-type="float" office:value="109.202631565274" calcext:value-type="float">
            <text:p>109,202631565274</text:p>
          </table:table-cell>
          <table:table-cell office:value-type="float" office:value="39.6194760121238" calcext:value-type="float">
            <text:p>39,6194760121238</text:p>
          </table:table-cell>
          <table:table-cell table:formula="of:=[.C36]-[.D36]" office:value-type="float" office:value="69.5831555531501" calcext:value-type="float">
            <text:p>69,5831555531501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3" calcext:value-type="float">
            <text:p>3</text:p>
          </table:table-cell>
          <table:table-cell office:value-type="float" office:value="125.394561310076" calcext:value-type="float">
            <text:p>125,394561310076</text:p>
          </table:table-cell>
          <table:table-cell office:value-type="float" office:value="40.1581404527741" calcext:value-type="float">
            <text:p>40,1581404527741</text:p>
          </table:table-cell>
          <table:table-cell table:formula="of:=[.C37]-[.D37]" office:value-type="float" office:value="85.2364208573019" calcext:value-type="float">
            <text:p>85,2364208573019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4" calcext:value-type="float">
            <text:p>4</text:p>
          </table:table-cell>
          <table:table-cell office:value-type="float" office:value="111.826299896225" calcext:value-type="float">
            <text:p>111,826299896225</text:p>
          </table:table-cell>
          <table:table-cell office:value-type="float" office:value="37.3708804643922" calcext:value-type="float">
            <text:p>37,3708804643922</text:p>
          </table:table-cell>
          <table:table-cell table:formula="of:=[.C38]-[.D38]" office:value-type="float" office:value="74.455419431833" calcext:value-type="float">
            <text:p>74,455419431833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5" calcext:value-type="float">
            <text:p>5</text:p>
          </table:table-cell>
          <table:table-cell office:value-type="float" office:value="119.292703544225" calcext:value-type="float">
            <text:p>119,292703544225</text:p>
          </table:table-cell>
          <table:table-cell office:value-type="float" office:value="39.308935830872" calcext:value-type="float">
            <text:p>39,308935830872</text:p>
          </table:table-cell>
          <table:table-cell table:formula="of:=[.C39]-[.D39]" office:value-type="float" office:value="79.983767713353" calcext:value-type="float">
            <text:p>79,983767713353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6" calcext:value-type="float">
            <text:p>6</text:p>
          </table:table-cell>
          <table:table-cell office:value-type="float" office:value="115.392683143534" calcext:value-type="float">
            <text:p>115,392683143534</text:p>
          </table:table-cell>
          <table:table-cell office:value-type="float" office:value="42.7511142180629" calcext:value-type="float">
            <text:p>42,7511142180629</text:p>
          </table:table-cell>
          <table:table-cell table:formula="of:=[.C40]-[.D40]" office:value-type="float" office:value="72.6415689254708" calcext:value-type="float">
            <text:p>72,6415689254708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7" calcext:value-type="float">
            <text:p>7</text:p>
          </table:table-cell>
          <table:table-cell office:value-type="float" office:value="147.122296605013" calcext:value-type="float">
            <text:p>147,122296605013</text:p>
          </table:table-cell>
          <table:table-cell office:value-type="float" office:value="45.9123979374543" calcext:value-type="float">
            <text:p>45,9123979374543</text:p>
          </table:table-cell>
          <table:table-cell table:formula="of:=[.C41]-[.D41]" office:value-type="float" office:value="101.209898667559" calcext:value-type="float">
            <text:p>101,209898667559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8" calcext:value-type="float">
            <text:p>8</text:p>
          </table:table-cell>
          <table:table-cell table:formula="of:=AVERAGE([.C41];[.C43])" office:value-type="float" office:value="136.50291953196" calcext:value-type="float">
            <text:p>136,50291953196</text:p>
          </table:table-cell>
          <table:table-cell table:formula="of:=AVERAGE([.D41];[.D43])" office:value-type="float" office:value="45.8823490552407" calcext:value-type="float">
            <text:p>45,8823490552407</text:p>
          </table:table-cell>
          <table:table-cell table:formula="of:=[.C42]-[.D42]" office:value-type="float" office:value="90.6205704767191" calcext:value-type="float">
            <text:p>90,6205704767191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9" calcext:value-type="float">
            <text:p>9</text:p>
          </table:table-cell>
          <table:table-cell office:value-type="float" office:value="125.883542458906" calcext:value-type="float">
            <text:p>125,883542458906</text:p>
          </table:table-cell>
          <table:table-cell office:value-type="float" office:value="45.852300173027" calcext:value-type="float">
            <text:p>45,852300173027</text:p>
          </table:table-cell>
          <table:table-cell table:formula="of:=[.C43]-[.D43]" office:value-type="float" office:value="80.0312422858791" calcext:value-type="float">
            <text:p>80,0312422858791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10" calcext:value-type="float">
            <text:p>10</text:p>
          </table:table-cell>
          <table:table-cell office:value-type="float" office:value="92.5830218635713" calcext:value-type="float">
            <text:p>92,5830218635713</text:p>
          </table:table-cell>
          <table:table-cell office:value-type="float" office:value="45.867833081571" calcext:value-type="float">
            <text:p>45,867833081571</text:p>
          </table:table-cell>
          <table:table-cell table:formula="of:=[.C44]-[.D44]" office:value-type="float" office:value="46.7151887820004" calcext:value-type="float">
            <text:p>46,7151887820004</text:p>
          </table:table-cell>
        </table:table-row>
        <table:table-row table:style-name="ro1">
          <table:table-cell office:value-type="string" calcext:value-type="string">
            <text:p>PB OR</text:p>
          </table:table-cell>
          <table:table-cell office:value-type="float" office:value="11" calcext:value-type="float">
            <text:p>11</text:p>
          </table:table-cell>
          <table:table-cell office:value-type="float" office:value="136.350575931769" calcext:value-type="float">
            <text:p>136,350575931769</text:p>
          </table:table-cell>
          <table:table-cell office:value-type="float" office:value="45.0900431867481" calcext:value-type="float">
            <text:p>45,0900431867481</text:p>
          </table:table-cell>
          <table:table-cell table:formula="of:=[.C45]-[.D45]" office:value-type="float" office:value="91.2605327450208" calcext:value-type="float">
            <text:p>91,26053274502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0:20:56.193546603</meta:creation-date>
    <dc:date>2020-02-15T15:12:00.777822499</dc:date>
    <meta:editing-duration>PT4H8M52S</meta:editing-duration>
    <meta:editing-cycles>1</meta:editing-cycles>
    <meta:document-statistic meta:table-count="3" meta:cell-count="776" meta:object-count="4"/>
    <meta:generator>LibreOffice/6.3.4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27cm" svg:height="12.612cm" xlink:href=".." xlink:type="simple" chart:class="chart:line" chart:style-name="ch1">
        <chart:legend chart:legend-position="end" svg:x="19.645cm" svg:y="3.766cm" style:legend-expansion="high" chart:style-name="ch2"/>
        <chart:plot-area chart:style-name="ch3" table:cell-range-address="Foglio1.A1:Foglio1.A1 Foglio1.B6:Foglio1.D15 Foglio1.C2:Foglio1.D5 Foglio1.C16:Foglio1.D45" chart:data-source-has-labels="both" svg:x="0.442cm" svg:y="0.252cm" svg:width="18.761cm" svg:height="12.108cm">
          <chartooo:coordinate-region svg:x="1.063cm" svg:y="0.451cm" svg:width="17.767cm" svg:height="11.262cm"/>
          <chart:axis chart:dimension="x" chart:name="primary-x" chart:style-name="ch4" chartooo:axis-type="auto">
            <chartooo:date-scale/>
            <chart:categories table:cell-range-address="Foglio1.B6:Foglio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:Foglio1.C5" chart:label-cell-address="Foglio1.A1:Foglio1.A1" chart:class="chart:line">
            <chart:data-point chart:repeated="4"/>
          </chart:series>
          <chart:series chart:style-name="ch8" chart:values-cell-range-address="Foglio1.C6:Foglio1.C15" chart:label-cell-address="Foglio1.A1:Foglio1.A1" chart:class="chart:line">
            <chart:data-point chart:repeated="10"/>
          </chart:series>
          <chart:series chart:style-name="ch9" chart:values-cell-range-address="Foglio1.C16:Foglio1.C25" chart:label-cell-address="Foglio1.A1:Foglio1.A1" chart:class="chart:line">
            <chart:data-point chart:repeated="10"/>
          </chart:series>
          <chart:series chart:style-name="ch10" chart:values-cell-range-address="Foglio1.C26:Foglio1.C35" chart:label-cell-address="Foglio1.A1:Foglio1.A1" chart:class="chart:line">
            <chart:data-point chart:repeated="10"/>
          </chart:series>
          <chart:series chart:style-name="ch11" chart:values-cell-range-address="Foglio1.C36:Foglio1.C45" chart:label-cell-address="Foglio1.A1:Foglio1.A1" chart:class="chart:line">
            <chart:data-point chart:repeated="10"/>
          </chart:series>
          <chart:series chart:style-name="ch9" chart:values-cell-range-address="Foglio1.D2:Foglio1.D5" chart:label-cell-address="Foglio1.A1:Foglio1.A1" chart:class="chart:line">
            <chart:data-point chart:repeated="4"/>
          </chart:series>
          <chart:series chart:style-name="ch10" chart:values-cell-range-address="Foglio1.D6:Foglio1.D15" chart:label-cell-address="Foglio1.A1:Foglio1.A1" chart:class="chart:line">
            <chart:data-point chart:repeated="10"/>
          </chart:series>
          <chart:series chart:style-name="ch8" chart:values-cell-range-address="Foglio1.D16:Foglio1.D25" chart:label-cell-address="Foglio1.A1:Foglio1.A1" chart:class="chart:line">
            <chart:data-point chart:repeated="10"/>
          </chart:series>
          <chart:series chart:style-name="ch12" chart:values-cell-range-address="Foglio1.D26:Foglio1.D35" chart:label-cell-address="Foglio1.A1:Foglio1.A1" chart:class="chart:line">
            <chart:data-point chart:repeated="10"/>
          </chart:series>
          <chart:series chart:style-name="ch13" chart:values-cell-range-address="Foglio1.D36:Foglio1.D45" chart:label-cell-address="Foglio1.A1:Foglio1.A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odo</text:p>
                <draw:g>
                  <svg:desc>Foglio1.A1:Foglio1.A1</svg:desc>
                </draw:g>
              </table:table-cell>
              <table:table-cell office:value-type="string">
                <text:p>Metodo</text:p>
                <draw:g>
                  <svg:desc>Foglio1.A1:Foglio1.A1</svg:desc>
                </draw:g>
              </table:table-cell>
              <table:table-cell office:value-type="string">
                <text:p>Metodo</text:p>
                <draw:g>
                  <svg:desc>Foglio1.A1:Foglio1.A1</svg:desc>
                </draw:g>
              </table:table-cell>
              <table:table-cell office:value-type="string">
                <text:p>Metodo</text:p>
                <draw:g>
                  <svg:desc>Foglio1.A1:Foglio1.A1</svg:desc>
                </draw:g>
              </table:table-cell>
              <table:table-cell office:value-type="string">
                <text:p>Metodo</text:p>
                <draw:g>
                  <svg:desc>Foglio1.A1:Foglio1.A1</svg:desc>
                </draw:g>
              </table:table-cell>
              <table:table-cell office:value-type="string">
                <text:p>Metodo</text:p>
                <draw:g>
                  <svg:desc>Foglio1.A1:Foglio1.A1</svg:desc>
                </draw:g>
              </table:table-cell>
              <table:table-cell office:value-type="string">
                <text:p>Metodo</text:p>
                <draw:g>
                  <svg:desc>Foglio1.A1:Foglio1.A1</svg:desc>
                </draw:g>
              </table:table-cell>
              <table:table-cell office:value-type="string">
                <text:p>Metodo</text:p>
                <draw:g>
                  <svg:desc>Foglio1.A1:Foglio1.A1</svg:desc>
                </draw:g>
              </table:table-cell>
              <table:table-cell office:value-type="string">
                <text:p>Metodo</text:p>
                <draw:g>
                  <svg:desc>Foglio1.A1:Foglio1.A1</svg:desc>
                </draw:g>
              </table:table-cell>
              <table:table-cell office:value-type="string">
                <text:p>Metodo</text:p>
                <draw:g>
                  <svg:desc>Foglio1.A1:Foglio1.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oglio1.B6:Foglio1.B15</svg:desc>
                </draw:g>
              </table:table-cell>
              <table:table-cell office:value-type="float" office:value="103.066035045712">
                <text:p>103.066035045712</text:p>
                <draw:g>
                  <svg:desc>Foglio1.C2:Foglio1.C5</svg:desc>
                </draw:g>
              </table:table-cell>
              <table:table-cell office:value-type="float" office:value="103.066035045712">
                <text:p>103.066035045712</text:p>
                <draw:g>
                  <svg:desc>Foglio1.C6:Foglio1.C15</svg:desc>
                </draw:g>
              </table:table-cell>
              <table:table-cell office:value-type="float" office:value="103.066035045712">
                <text:p>103.066035045712</text:p>
                <draw:g>
                  <svg:desc>Foglio1.C16:Foglio1.C25</svg:desc>
                </draw:g>
              </table:table-cell>
              <table:table-cell office:value-type="float" office:value="103.066035045712">
                <text:p>103.066035045712</text:p>
                <draw:g>
                  <svg:desc>Foglio1.C26:Foglio1.C35</svg:desc>
                </draw:g>
              </table:table-cell>
              <table:table-cell office:value-type="float" office:value="109.202631565274">
                <text:p>109.202631565274</text:p>
                <draw:g>
                  <svg:desc>Foglio1.C36:Foglio1.C45</svg:desc>
                </draw:g>
              </table:table-cell>
              <table:table-cell office:value-type="float" office:value="39.2466611232042">
                <text:p>39.2466611232042</text:p>
                <draw:g>
                  <svg:desc>Foglio1.D2:Foglio1.D5</svg:desc>
                </draw:g>
              </table:table-cell>
              <table:table-cell office:value-type="float" office:value="39.2466611232042">
                <text:p>39.2466611232042</text:p>
                <draw:g>
                  <svg:desc>Foglio1.D6:Foglio1.D15</svg:desc>
                </draw:g>
              </table:table-cell>
              <table:table-cell office:value-type="float" office:value="39.2466611232042">
                <text:p>39.2466611232042</text:p>
                <draw:g>
                  <svg:desc>Foglio1.D16:Foglio1.D25</svg:desc>
                </draw:g>
              </table:table-cell>
              <table:table-cell office:value-type="float" office:value="39.2466611232042">
                <text:p>39.2466611232042</text:p>
                <draw:g>
                  <svg:desc>Foglio1.D26:Foglio1.D35</svg:desc>
                </draw:g>
              </table:table-cell>
              <table:table-cell office:value-type="float" office:value="39.6194760121238">
                <text:p>39.6194760121238</text:p>
                <draw:g>
                  <svg:desc>Foglio1.D36:Foglio1.D4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5.394561310076">
                <text:p>125.394561310076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1581404527741">
                <text:p>40.15814045277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1.194107642188">
                <text:p>121.194107642188</text:p>
              </table:table-cell>
              <table:table-cell office:value-type="float" office:value="143.625741098637">
                <text:p>143.625741098637</text:p>
              </table:table-cell>
              <table:table-cell office:value-type="float" office:value="123.895086409156">
                <text:p>123.895086409156</text:p>
              </table:table-cell>
              <table:table-cell office:value-type="float" office:value="122.3053549217">
                <text:p>122.3053549217</text:p>
              </table:table-cell>
              <table:table-cell office:value-type="float" office:value="111.826299896225">
                <text:p>111.826299896225</text:p>
              </table:table-cell>
              <table:table-cell office:value-type="float" office:value="41.5087376408307">
                <text:p>41.5087376408307</text:p>
              </table:table-cell>
              <table:table-cell office:value-type="float" office:value="39.0569289762095">
                <text:p>39.0569289762095</text:p>
              </table:table-cell>
              <table:table-cell office:value-type="float" office:value="40.9578121030043">
                <text:p>40.9578121030043</text:p>
              </table:table-cell>
              <table:table-cell office:value-type="float" office:value="39.5961503635346">
                <text:p>39.5961503635346</text:p>
              </table:table-cell>
              <table:table-cell office:value-type="float" office:value="37.3708804643922">
                <text:p>37.37088046439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948797343269">
                <text:p>151.948797343269</text:p>
              </table:table-cell>
              <table:table-cell office:value-type="float" office:value="127.546175775092">
                <text:p>127.546175775092</text:p>
              </table:table-cell>
              <table:table-cell office:value-type="float" office:value="169.682616649293">
                <text:p>169.682616649293</text:p>
              </table:table-cell>
              <table:table-cell office:value-type="float" office:value="146.405004149492">
                <text:p>146.405004149492</text:p>
              </table:table-cell>
              <table:table-cell office:value-type="float" office:value="119.292703544225">
                <text:p>119.292703544225</text:p>
              </table:table-cell>
              <table:table-cell office:value-type="float" office:value="43.1764455532156">
                <text:p>43.1764455532156</text:p>
              </table:table-cell>
              <table:table-cell office:value-type="float" office:value="40.6630934182869">
                <text:p>40.6630934182869</text:p>
              </table:table-cell>
              <table:table-cell office:value-type="float" office:value="44.0460658376768">
                <text:p>44.0460658376768</text:p>
              </table:table-cell>
              <table:table-cell office:value-type="float" office:value="39.4880551250343">
                <text:p>39.4880551250343</text:p>
              </table:table-cell>
              <table:table-cell office:value-type="float" office:value="39.308935830872">
                <text:p>39.3089358308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9.358520629639">
                <text:p>129.358520629639</text:p>
              </table:table-cell>
              <table:table-cell office:value-type="float" office:value="121.274187094137">
                <text:p>121.274187094137</text:p>
              </table:table-cell>
              <table:table-cell office:value-type="float" office:value="115.242870224439">
                <text:p>115.242870224439</text:p>
              </table:table-cell>
              <table:table-cell office:value-type="float" office:value="115.392683143534">
                <text:p>115.392683143534</text:p>
              </table:table-cell>
              <table:table-cell office:value-type="float" office:value="NaN">
                <text:p>NaN</text:p>
              </table:table-cell>
              <table:table-cell office:value-type="float" office:value="42.456384489378">
                <text:p>42.456384489378</text:p>
              </table:table-cell>
              <table:table-cell office:value-type="float" office:value="43.3201997547302">
                <text:p>43.3201997547302</text:p>
              </table:table-cell>
              <table:table-cell office:value-type="float" office:value="43.2420075810473">
                <text:p>43.2420075810473</text:p>
              </table:table-cell>
              <table:table-cell office:value-type="float" office:value="42.7511142180629">
                <text:p>42.7511142180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4.49185682955">
                <text:p>144.49185682955</text:p>
              </table:table-cell>
              <table:table-cell office:value-type="float" office:value="152.030397249171">
                <text:p>152.030397249171</text:p>
              </table:table-cell>
              <table:table-cell office:value-type="float" office:value="152.545036696787">
                <text:p>152.545036696787</text:p>
              </table:table-cell>
              <table:table-cell office:value-type="float" office:value="147.122296605013">
                <text:p>147.122296605013</text:p>
              </table:table-cell>
              <table:table-cell office:value-type="float" office:value="NaN">
                <text:p>NaN</text:p>
              </table:table-cell>
              <table:table-cell office:value-type="float" office:value="46.6877676285751">
                <text:p>46.6877676285751</text:p>
              </table:table-cell>
              <table:table-cell office:value-type="float" office:value="48.625016087437">
                <text:p>48.625016087437</text:p>
              </table:table-cell>
              <table:table-cell office:value-type="float" office:value="48.2751240963855">
                <text:p>48.2751240963855</text:p>
              </table:table-cell>
              <table:table-cell office:value-type="float" office:value="45.9123979374543">
                <text:p>45.91239793745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4.456167446082">
                <text:p>124.456167446082</text:p>
              </table:table-cell>
              <table:table-cell office:value-type="float" office:value="131.837606541311">
                <text:p>131.837606541311</text:p>
              </table:table-cell>
              <table:table-cell office:value-type="float" office:value="129.147640052889">
                <text:p>129.147640052889</text:p>
              </table:table-cell>
              <table:table-cell office:value-type="float" office:value="136.50291953196">
                <text:p>136.50291953196</text:p>
              </table:table-cell>
              <table:table-cell office:value-type="float" office:value="NaN">
                <text:p>NaN</text:p>
              </table:table-cell>
              <table:table-cell office:value-type="float" office:value="44.4148065556267">
                <text:p>44.4148065556267</text:p>
              </table:table-cell>
              <table:table-cell office:value-type="float" office:value="43.8311335042735">
                <text:p>43.8311335042735</text:p>
              </table:table-cell>
              <table:table-cell office:value-type="float" office:value="41.9375074857608">
                <text:p>41.9375074857608</text:p>
              </table:table-cell>
              <table:table-cell office:value-type="float" office:value="45.8823490552407">
                <text:p>45.88234905524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35.537564184228">
                <text:p>135.537564184228</text:p>
              </table:table-cell>
              <table:table-cell office:value-type="float" office:value="135.453632148409">
                <text:p>135.453632148409</text:p>
              </table:table-cell>
              <table:table-cell office:value-type="float" office:value="139.659728157192">
                <text:p>139.659728157192</text:p>
              </table:table-cell>
              <table:table-cell office:value-type="float" office:value="125.883542458906">
                <text:p>125.883542458906</text:p>
              </table:table-cell>
              <table:table-cell office:value-type="float" office:value="NaN">
                <text:p>NaN</text:p>
              </table:table-cell>
              <table:table-cell office:value-type="float" office:value="44.1436838371316">
                <text:p>44.1436838371316</text:p>
              </table:table-cell>
              <table:table-cell office:value-type="float" office:value="44.5992940926521">
                <text:p>44.5992940926521</text:p>
              </table:table-cell>
              <table:table-cell office:value-type="float" office:value="44.2570101678747">
                <text:p>44.2570101678747</text:p>
              </table:table-cell>
              <table:table-cell office:value-type="float" office:value="45.852300173027">
                <text:p>45.8523001730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30.807186949032">
                <text:p>130.807186949032</text:p>
              </table:table-cell>
              <table:table-cell office:value-type="float" office:value="120.813996518956">
                <text:p>120.813996518956</text:p>
              </table:table-cell>
              <table:table-cell office:value-type="float" office:value="100.286112177824">
                <text:p>100.286112177824</text:p>
              </table:table-cell>
              <table:table-cell office:value-type="float" office:value="92.5830218635713">
                <text:p>92.5830218635713</text:p>
              </table:table-cell>
              <table:table-cell office:value-type="float" office:value="NaN">
                <text:p>NaN</text:p>
              </table:table-cell>
              <table:table-cell office:value-type="float" office:value="47.7473529840916">
                <text:p>47.7473529840916</text:p>
              </table:table-cell>
              <table:table-cell office:value-type="float" office:value="47.9038491647494">
                <text:p>47.9038491647494</text:p>
              </table:table-cell>
              <table:table-cell office:value-type="float" office:value="46.8564409271752">
                <text:p>46.8564409271752</text:p>
              </table:table-cell>
              <table:table-cell office:value-type="float" office:value="45.867833081571">
                <text:p>45.8678330815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38.517570055866">
                <text:p>138.517570055866</text:p>
              </table:table-cell>
              <table:table-cell office:value-type="float" office:value="139.415747543978">
                <text:p>139.415747543978</text:p>
              </table:table-cell>
              <table:table-cell office:value-type="float" office:value="139.577674008621">
                <text:p>139.577674008621</text:p>
              </table:table-cell>
              <table:table-cell office:value-type="float" office:value="136.350575931769">
                <text:p>136.350575931769</text:p>
              </table:table-cell>
              <table:table-cell office:value-type="float" office:value="NaN">
                <text:p>NaN</text:p>
              </table:table-cell>
              <table:table-cell office:value-type="float" office:value="46.6192586964618">
                <text:p>46.6192586964618</text:p>
              </table:table-cell>
              <table:table-cell office:value-type="float" office:value="47.0944571085264">
                <text:p>47.0944571085264</text:p>
              </table:table-cell>
              <table:table-cell office:value-type="float" office:value="45.4193179741379">
                <text:p>45.4193179741379</text:p>
              </table:table-cell>
              <table:table-cell office:value-type="float" office:value="45.0900431867481">
                <text:p>45.0900431867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08cm" svg:height="12.717cm" xlink:href=".." xlink:type="simple" chart:class="chart:bar" chart:style-name="ch1">
        <chart:title svg:x="10.837cm" svg:y="0.39cm" chart:style-name="ch2">
          <text:p>Eps</text:p>
        </chart:title>
        <chart:legend chart:legend-position="end" svg:x="20.609cm" svg:y="5.063cm" style:legend-expansion="high" chart:style-name="ch3"/>
        <chart:plot-area chart:style-name="ch4" table:cell-range-address="Foglio1.A1:Foglio1.A2 Foglio1.B6:Foglio1.B15 Foglio1.E2:Foglio1.E45 Foglio1.A15:Foglio1.A16 Foglio1.A35:Foglio1.A36" chart:data-source-has-labels="both" svg:x="0.452cm" svg:y="1.423cm" svg:width="19.705cm" svg:height="11.04cm">
          <chartooo:coordinate-region svg:x="1.259cm" svg:y="1.623cm" svg:width="18.898cm" svg:height="10.193cm"/>
          <chart:axis chart:dimension="x" chart:name="primary-x" chart:style-name="ch5" chartooo:axis-type="auto">
            <chartooo:date-scale/>
            <chart:categories table:cell-range-address="Foglio1.B6:Foglio1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E2:Foglio1.E5" chart:label-cell-address="Foglio1.A2:Foglio1.A2" chart:class="chart:bar">
            <chart:data-point chart:repeated="4"/>
          </chart:series>
          <chart:series chart:style-name="ch9" chart:values-cell-range-address="Foglio1.E6:Foglio1.E15" chart:label-cell-address="Foglio1.A15:Foglio1.A15" chart:class="chart:bar">
            <chart:data-point chart:repeated="10"/>
          </chart:series>
          <chart:series chart:style-name="ch10" chart:values-cell-range-address="Foglio1.E16:Foglio1.E25" chart:label-cell-address="Foglio1.A16:Foglio1.A16" chart:class="chart:bar">
            <chart:data-point chart:repeated="10"/>
          </chart:series>
          <chart:series chart:style-name="ch11" chart:values-cell-range-address="Foglio1.E26:Foglio1.E35" chart:label-cell-address="Foglio1.A35:Foglio1.A35" chart:class="chart:bar">
            <chart:data-point chart:repeated="10"/>
          </chart:series>
          <chart:series chart:style-name="ch12" chart:values-cell-range-address="Foglio1.E36:Foglio1.E45" chart:label-cell-address="Foglio1.A36:Foglio1.A36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V B</text:p>
                <draw:g>
                  <svg:desc>Foglio1.A2:Foglio1.A2</svg:desc>
                </draw:g>
              </table:table-cell>
              <table:table-cell office:value-type="string">
                <text:p>PB V C</text:p>
                <draw:g>
                  <svg:desc>Foglio1.A15:Foglio1.A15</svg:desc>
                </draw:g>
              </table:table-cell>
              <table:table-cell office:value-type="string">
                <text:p>PB T B</text:p>
                <draw:g>
                  <svg:desc>Foglio1.A16:Foglio1.A16</svg:desc>
                </draw:g>
              </table:table-cell>
              <table:table-cell office:value-type="string">
                <text:p>PB T C </text:p>
                <draw:g>
                  <svg:desc>Foglio1.A35:Foglio1.A35</svg:desc>
                </draw:g>
              </table:table-cell>
              <table:table-cell office:value-type="string">
                <text:p>PB OR</text:p>
                <draw:g>
                  <svg:desc>Foglio1.A36:Foglio1.A3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oglio1.B6:Foglio1.B15</svg:desc>
                </draw:g>
              </table:table-cell>
              <table:table-cell office:value-type="float" office:value="63.8193739225076">
                <text:p>63.8193739225076</text:p>
                <draw:g>
                  <svg:desc>Foglio1.E2:Foglio1.E5</svg:desc>
                </draw:g>
              </table:table-cell>
              <table:table-cell office:value-type="float" office:value="63.8193739225076">
                <text:p>63.8193739225076</text:p>
                <draw:g>
                  <svg:desc>Foglio1.E6:Foglio1.E15</svg:desc>
                </draw:g>
              </table:table-cell>
              <table:table-cell office:value-type="float" office:value="63.8193739225076">
                <text:p>63.8193739225076</text:p>
                <draw:g>
                  <svg:desc>Foglio1.E16:Foglio1.E25</svg:desc>
                </draw:g>
              </table:table-cell>
              <table:table-cell office:value-type="float" office:value="63.8193739225076">
                <text:p>63.8193739225076</text:p>
                <draw:g>
                  <svg:desc>Foglio1.E26:Foglio1.E35</svg:desc>
                </draw:g>
              </table:table-cell>
              <table:table-cell office:value-type="float" office:value="69.5831555531501">
                <text:p>69.5831555531501</text:p>
                <draw:g>
                  <svg:desc>Foglio1.E36:Foglio1.E4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2.8162388868275">
                <text:p>82.8162388868275</text:p>
              </table:table-cell>
              <table:table-cell office:value-type="float" office:value="82.8162388868275">
                <text:p>82.8162388868275</text:p>
              </table:table-cell>
              <table:table-cell office:value-type="float" office:value="82.8162388868275">
                <text:p>82.8162388868275</text:p>
              </table:table-cell>
              <table:table-cell office:value-type="float" office:value="82.8162388868275">
                <text:p>82.8162388868275</text:p>
              </table:table-cell>
              <table:table-cell office:value-type="float" office:value="85.2364208573019">
                <text:p>85.23642085730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9.6853700013574">
                <text:p>79.6853700013574</text:p>
              </table:table-cell>
              <table:table-cell office:value-type="float" office:value="104.568812122427">
                <text:p>104.568812122427</text:p>
              </table:table-cell>
              <table:table-cell office:value-type="float" office:value="82.9372743061516">
                <text:p>82.9372743061516</text:p>
              </table:table-cell>
              <table:table-cell office:value-type="float" office:value="82.7092045581655">
                <text:p>82.7092045581655</text:p>
              </table:table-cell>
              <table:table-cell office:value-type="float" office:value="74.455419431833">
                <text:p>74.4554194318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8.772351790054">
                <text:p>108.772351790054</text:p>
              </table:table-cell>
              <table:table-cell office:value-type="float" office:value="86.8830823568051">
                <text:p>86.8830823568051</text:p>
              </table:table-cell>
              <table:table-cell office:value-type="float" office:value="125.636550811616">
                <text:p>125.636550811616</text:p>
              </table:table-cell>
              <table:table-cell office:value-type="float" office:value="106.916949024457">
                <text:p>106.916949024457</text:p>
              </table:table-cell>
              <table:table-cell office:value-type="float" office:value="79.983767713353">
                <text:p>79.9837677133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6.9021361402611">
                <text:p>86.9021361402611</text:p>
              </table:table-cell>
              <table:table-cell office:value-type="float" office:value="77.9539873394067">
                <text:p>77.9539873394067</text:p>
              </table:table-cell>
              <table:table-cell office:value-type="float" office:value="72.0008626433915">
                <text:p>72.0008626433915</text:p>
              </table:table-cell>
              <table:table-cell office:value-type="float" office:value="72.6415689254708">
                <text:p>72.64156892547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7.8040892009748">
                <text:p>97.8040892009748</text:p>
              </table:table-cell>
              <table:table-cell office:value-type="float" office:value="103.405381161734">
                <text:p>103.405381161734</text:p>
              </table:table-cell>
              <table:table-cell office:value-type="float" office:value="104.269912600402">
                <text:p>104.269912600402</text:p>
              </table:table-cell>
              <table:table-cell office:value-type="float" office:value="101.209898667559">
                <text:p>101.2098986675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0.0413608904549">
                <text:p>80.0413608904549</text:p>
              </table:table-cell>
              <table:table-cell office:value-type="float" office:value="88.0064730370371">
                <text:p>88.0064730370371</text:p>
              </table:table-cell>
              <table:table-cell office:value-type="float" office:value="87.2101325671278">
                <text:p>87.2101325671278</text:p>
              </table:table-cell>
              <table:table-cell office:value-type="float" office:value="90.6205704767191">
                <text:p>90.62057047671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1.3938803470965">
                <text:p>91.3938803470965</text:p>
              </table:table-cell>
              <table:table-cell office:value-type="float" office:value="90.8543380557571">
                <text:p>90.8543380557571</text:p>
              </table:table-cell>
              <table:table-cell office:value-type="float" office:value="95.4027179893173">
                <text:p>95.4027179893173</text:p>
              </table:table-cell>
              <table:table-cell office:value-type="float" office:value="80.0312422858791">
                <text:p>80.03124228587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3.0598339649408">
                <text:p>83.0598339649408</text:p>
              </table:table-cell>
              <table:table-cell office:value-type="float" office:value="72.9101473542063">
                <text:p>72.9101473542063</text:p>
              </table:table-cell>
              <table:table-cell office:value-type="float" office:value="53.4296712506486">
                <text:p>53.4296712506486</text:p>
              </table:table-cell>
              <table:table-cell office:value-type="float" office:value="46.7151887820004">
                <text:p>46.71518878200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91.8983113594041">
                <text:p>91.8983113594041</text:p>
              </table:table-cell>
              <table:table-cell office:value-type="float" office:value="92.3212904354514">
                <text:p>92.3212904354514</text:p>
              </table:table-cell>
              <table:table-cell office:value-type="float" office:value="94.1583560344829">
                <text:p>94.1583560344829</text:p>
              </table:table-cell>
              <table:table-cell office:value-type="float" office:value="91.2605327450208">
                <text:p>91.2605327450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27cm" svg:height="12.612cm" xlink:href=".." xlink:type="simple" chart:class="chart:line" chart:style-name="ch1">
        <chart:legend chart:legend-position="end" svg:x="19.645cm" svg:y="3.766cm" style:legend-expansion="high" chart:style-name="ch2"/>
        <chart:plot-area chart:style-name="ch3" table:cell-range-address="Foglio3.B6:Foglio3.D15 Foglio3.A1:Foglio3.A1 Foglio3.C2:Foglio3.D5 Foglio3.C16:Foglio3.D45" chart:data-source-has-labels="both" svg:x="0.442cm" svg:y="0.252cm" svg:width="18.761cm" svg:height="12.108cm">
          <chartooo:coordinate-region svg:x="1.063cm" svg:y="0.451cm" svg:width="17.767cm" svg:height="11.262cm"/>
          <chart:axis chart:dimension="x" chart:name="primary-x" chart:style-name="ch4" chartooo:axis-type="auto">
            <chartooo:date-scale/>
            <chart:categories table:cell-range-address="Foglio3.B6:Foglio3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3.C2:Foglio3.C5" chart:label-cell-address="Foglio3.A1:Foglio3.A1" chart:class="chart:line">
            <chart:data-point chart:repeated="4"/>
          </chart:series>
          <chart:series chart:style-name="ch8" chart:values-cell-range-address="Foglio3.C6:Foglio3.C15" chart:label-cell-address="Foglio3.A1:Foglio3.A1" chart:class="chart:line">
            <chart:data-point chart:repeated="10"/>
          </chart:series>
          <chart:series chart:style-name="ch9" chart:values-cell-range-address="Foglio3.C16:Foglio3.C25" chart:label-cell-address="Foglio3.A1:Foglio3.A1" chart:class="chart:line">
            <chart:data-point chart:repeated="10"/>
          </chart:series>
          <chart:series chart:style-name="ch10" chart:values-cell-range-address="Foglio3.C26:Foglio3.C35" chart:label-cell-address="Foglio3.A1:Foglio3.A1" chart:class="chart:line">
            <chart:data-point chart:repeated="10"/>
          </chart:series>
          <chart:series chart:style-name="ch11" chart:values-cell-range-address="Foglio3.C36:Foglio3.C45" chart:label-cell-address="Foglio3.A1:Foglio3.A1" chart:class="chart:line">
            <chart:data-point chart:repeated="10"/>
          </chart:series>
          <chart:series chart:style-name="ch9" chart:values-cell-range-address="Foglio3.D2:Foglio3.D5" chart:label-cell-address="Foglio3.A1:Foglio3.A1" chart:class="chart:line">
            <chart:data-point chart:repeated="4"/>
          </chart:series>
          <chart:series chart:style-name="ch10" chart:values-cell-range-address="Foglio3.D6:Foglio3.D15" chart:label-cell-address="Foglio3.A1:Foglio3.A1" chart:class="chart:line">
            <chart:data-point chart:repeated="10"/>
          </chart:series>
          <chart:series chart:style-name="ch8" chart:values-cell-range-address="Foglio3.D16:Foglio3.D25" chart:label-cell-address="Foglio3.A1:Foglio3.A1" chart:class="chart:line">
            <chart:data-point chart:repeated="10"/>
          </chart:series>
          <chart:series chart:style-name="ch12" chart:values-cell-range-address="Foglio3.D26:Foglio3.D35" chart:label-cell-address="Foglio3.A1:Foglio3.A1" chart:class="chart:line">
            <chart:data-point chart:repeated="10"/>
          </chart:series>
          <chart:series chart:style-name="ch13" chart:values-cell-range-address="Foglio3.D36:Foglio3.D45" chart:label-cell-address="Foglio3.A1:Foglio3.A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odo</text:p>
                <draw:g>
                  <svg:desc>Foglio3.A1:Foglio3.A1</svg:desc>
                </draw:g>
              </table:table-cell>
              <table:table-cell office:value-type="string">
                <text:p>Metodo</text:p>
                <draw:g>
                  <svg:desc>Foglio3.A1:Foglio3.A1</svg:desc>
                </draw:g>
              </table:table-cell>
              <table:table-cell office:value-type="string">
                <text:p>Metodo</text:p>
                <draw:g>
                  <svg:desc>Foglio3.A1:Foglio3.A1</svg:desc>
                </draw:g>
              </table:table-cell>
              <table:table-cell office:value-type="string">
                <text:p>Metodo</text:p>
                <draw:g>
                  <svg:desc>Foglio3.A1:Foglio3.A1</svg:desc>
                </draw:g>
              </table:table-cell>
              <table:table-cell office:value-type="string">
                <text:p>Metodo</text:p>
                <draw:g>
                  <svg:desc>Foglio3.A1:Foglio3.A1</svg:desc>
                </draw:g>
              </table:table-cell>
              <table:table-cell office:value-type="string">
                <text:p>Metodo</text:p>
                <draw:g>
                  <svg:desc>Foglio3.A1:Foglio3.A1</svg:desc>
                </draw:g>
              </table:table-cell>
              <table:table-cell office:value-type="string">
                <text:p>Metodo</text:p>
                <draw:g>
                  <svg:desc>Foglio3.A1:Foglio3.A1</svg:desc>
                </draw:g>
              </table:table-cell>
              <table:table-cell office:value-type="string">
                <text:p>Metodo</text:p>
                <draw:g>
                  <svg:desc>Foglio3.A1:Foglio3.A1</svg:desc>
                </draw:g>
              </table:table-cell>
              <table:table-cell office:value-type="string">
                <text:p>Metodo</text:p>
                <draw:g>
                  <svg:desc>Foglio3.A1:Foglio3.A1</svg:desc>
                </draw:g>
              </table:table-cell>
              <table:table-cell office:value-type="string">
                <text:p>Metodo</text:p>
                <draw:g>
                  <svg:desc>Foglio3.A1:Foglio3.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oglio3.B6:Foglio3.B15</svg:desc>
                </draw:g>
              </table:table-cell>
              <table:table-cell office:value-type="float" office:value="103.066035045712">
                <text:p>103.066035045712</text:p>
                <draw:g>
                  <svg:desc>Foglio3.C2:Foglio3.C5</svg:desc>
                </draw:g>
              </table:table-cell>
              <table:table-cell office:value-type="float" office:value="103.066035045712">
                <text:p>103.066035045712</text:p>
                <draw:g>
                  <svg:desc>Foglio3.C6:Foglio3.C15</svg:desc>
                </draw:g>
              </table:table-cell>
              <table:table-cell office:value-type="float" office:value="103.066035045712">
                <text:p>103.066035045712</text:p>
                <draw:g>
                  <svg:desc>Foglio3.C16:Foglio3.C25</svg:desc>
                </draw:g>
              </table:table-cell>
              <table:table-cell office:value-type="float" office:value="103.066035045712">
                <text:p>103.066035045712</text:p>
                <draw:g>
                  <svg:desc>Foglio3.C26:Foglio3.C35</svg:desc>
                </draw:g>
              </table:table-cell>
              <table:table-cell office:value-type="float" office:value="109.202631565274">
                <text:p>109.202631565274</text:p>
                <draw:g>
                  <svg:desc>Foglio3.C36:Foglio3.C45</svg:desc>
                </draw:g>
              </table:table-cell>
              <table:table-cell office:value-type="float" office:value="39.2466611232042">
                <text:p>39.2466611232042</text:p>
                <draw:g>
                  <svg:desc>Foglio3.D2:Foglio3.D5</svg:desc>
                </draw:g>
              </table:table-cell>
              <table:table-cell office:value-type="float" office:value="39.2466611232042">
                <text:p>39.2466611232042</text:p>
                <draw:g>
                  <svg:desc>Foglio3.D6:Foglio3.D15</svg:desc>
                </draw:g>
              </table:table-cell>
              <table:table-cell office:value-type="float" office:value="39.2466611232042">
                <text:p>39.2466611232042</text:p>
                <draw:g>
                  <svg:desc>Foglio3.D16:Foglio3.D25</svg:desc>
                </draw:g>
              </table:table-cell>
              <table:table-cell office:value-type="float" office:value="39.2466611232042">
                <text:p>39.2466611232042</text:p>
                <draw:g>
                  <svg:desc>Foglio3.D26:Foglio3.D35</svg:desc>
                </draw:g>
              </table:table-cell>
              <table:table-cell office:value-type="float" office:value="39.6194760121238">
                <text:p>39.6194760121238</text:p>
                <draw:g>
                  <svg:desc>Foglio3.D36:Foglio3.D4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3.173378849722">
                <text:p>123.173378849722</text:p>
              </table:table-cell>
              <table:table-cell office:value-type="float" office:value="125.394561310076">
                <text:p>125.394561310076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3571399628942">
                <text:p>40.3571399628942</text:p>
              </table:table-cell>
              <table:table-cell office:value-type="float" office:value="40.1581404527741">
                <text:p>40.15814045277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1.194107642188">
                <text:p>121.194107642188</text:p>
              </table:table-cell>
              <table:table-cell office:value-type="float" office:value="143.625741098637">
                <text:p>143.625741098637</text:p>
              </table:table-cell>
              <table:table-cell office:value-type="float" office:value="123.895086409156">
                <text:p>123.895086409156</text:p>
              </table:table-cell>
              <table:table-cell office:value-type="float" office:value="122.3053549217">
                <text:p>122.3053549217</text:p>
              </table:table-cell>
              <table:table-cell office:value-type="float" office:value="111.826299896225">
                <text:p>111.826299896225</text:p>
              </table:table-cell>
              <table:table-cell office:value-type="float" office:value="41.5087376408307">
                <text:p>41.5087376408307</text:p>
              </table:table-cell>
              <table:table-cell office:value-type="float" office:value="39.0569289762095">
                <text:p>39.0569289762095</text:p>
              </table:table-cell>
              <table:table-cell office:value-type="float" office:value="40.9578121030043">
                <text:p>40.9578121030043</text:p>
              </table:table-cell>
              <table:table-cell office:value-type="float" office:value="39.5961503635346">
                <text:p>39.5961503635346</text:p>
              </table:table-cell>
              <table:table-cell office:value-type="float" office:value="37.3708804643922">
                <text:p>37.37088046439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948797343269">
                <text:p>151.948797343269</text:p>
              </table:table-cell>
              <table:table-cell office:value-type="float" office:value="127.546175775092">
                <text:p>127.546175775092</text:p>
              </table:table-cell>
              <table:table-cell office:value-type="float" office:value="169.682616649293">
                <text:p>169.682616649293</text:p>
              </table:table-cell>
              <table:table-cell office:value-type="float" office:value="146.405004149492">
                <text:p>146.405004149492</text:p>
              </table:table-cell>
              <table:table-cell office:value-type="float" office:value="119.292703544225">
                <text:p>119.292703544225</text:p>
              </table:table-cell>
              <table:table-cell office:value-type="float" office:value="43.1764455532156">
                <text:p>43.1764455532156</text:p>
              </table:table-cell>
              <table:table-cell office:value-type="float" office:value="40.6630934182869">
                <text:p>40.6630934182869</text:p>
              </table:table-cell>
              <table:table-cell office:value-type="float" office:value="44.0460658376768">
                <text:p>44.0460658376768</text:p>
              </table:table-cell>
              <table:table-cell office:value-type="float" office:value="39.4880551250343">
                <text:p>39.4880551250343</text:p>
              </table:table-cell>
              <table:table-cell office:value-type="float" office:value="39.308935830872">
                <text:p>39.3089358308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9.358520629639">
                <text:p>129.358520629639</text:p>
              </table:table-cell>
              <table:table-cell office:value-type="float" office:value="121.274187094137">
                <text:p>121.274187094137</text:p>
              </table:table-cell>
              <table:table-cell office:value-type="float" office:value="115.242870224439">
                <text:p>115.242870224439</text:p>
              </table:table-cell>
              <table:table-cell office:value-type="float" office:value="115.392683143534">
                <text:p>115.392683143534</text:p>
              </table:table-cell>
              <table:table-cell office:value-type="float" office:value="NaN">
                <text:p>NaN</text:p>
              </table:table-cell>
              <table:table-cell office:value-type="float" office:value="42.456384489378">
                <text:p>42.456384489378</text:p>
              </table:table-cell>
              <table:table-cell office:value-type="float" office:value="43.3201997547302">
                <text:p>43.3201997547302</text:p>
              </table:table-cell>
              <table:table-cell office:value-type="float" office:value="43.2420075810473">
                <text:p>43.2420075810473</text:p>
              </table:table-cell>
              <table:table-cell office:value-type="float" office:value="42.7511142180629">
                <text:p>42.7511142180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4.49185682955">
                <text:p>144.49185682955</text:p>
              </table:table-cell>
              <table:table-cell office:value-type="float" office:value="152.030397249171">
                <text:p>152.030397249171</text:p>
              </table:table-cell>
              <table:table-cell office:value-type="float" office:value="152.545036696787">
                <text:p>152.545036696787</text:p>
              </table:table-cell>
              <table:table-cell office:value-type="float" office:value="147.122296605013">
                <text:p>147.122296605013</text:p>
              </table:table-cell>
              <table:table-cell office:value-type="float" office:value="NaN">
                <text:p>NaN</text:p>
              </table:table-cell>
              <table:table-cell office:value-type="float" office:value="46.6877676285751">
                <text:p>46.6877676285751</text:p>
              </table:table-cell>
              <table:table-cell office:value-type="float" office:value="48.625016087437">
                <text:p>48.625016087437</text:p>
              </table:table-cell>
              <table:table-cell office:value-type="float" office:value="48.2751240963855">
                <text:p>48.2751240963855</text:p>
              </table:table-cell>
              <table:table-cell office:value-type="float" office:value="45.9123979374543">
                <text:p>45.91239793745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4.456167446082">
                <text:p>124.456167446082</text:p>
              </table:table-cell>
              <table:table-cell office:value-type="float" office:value="131.837606541311">
                <text:p>131.837606541311</text:p>
              </table:table-cell>
              <table:table-cell office:value-type="float" office:value="129.147640052889">
                <text:p>129.147640052889</text:p>
              </table:table-cell>
              <table:table-cell office:value-type="float" office:value="136.50291953196">
                <text:p>136.50291953196</text:p>
              </table:table-cell>
              <table:table-cell office:value-type="float" office:value="NaN">
                <text:p>NaN</text:p>
              </table:table-cell>
              <table:table-cell office:value-type="float" office:value="44.4148065556267">
                <text:p>44.4148065556267</text:p>
              </table:table-cell>
              <table:table-cell office:value-type="float" office:value="43.8311335042735">
                <text:p>43.8311335042735</text:p>
              </table:table-cell>
              <table:table-cell office:value-type="float" office:value="41.9375074857608">
                <text:p>41.9375074857608</text:p>
              </table:table-cell>
              <table:table-cell office:value-type="float" office:value="45.8823490552407">
                <text:p>45.88234905524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35.537564184228">
                <text:p>135.537564184228</text:p>
              </table:table-cell>
              <table:table-cell office:value-type="float" office:value="135.453632148409">
                <text:p>135.453632148409</text:p>
              </table:table-cell>
              <table:table-cell office:value-type="float" office:value="139.659728157192">
                <text:p>139.659728157192</text:p>
              </table:table-cell>
              <table:table-cell office:value-type="float" office:value="125.883542458906">
                <text:p>125.883542458906</text:p>
              </table:table-cell>
              <table:table-cell office:value-type="float" office:value="NaN">
                <text:p>NaN</text:p>
              </table:table-cell>
              <table:table-cell office:value-type="float" office:value="44.1436838371316">
                <text:p>44.1436838371316</text:p>
              </table:table-cell>
              <table:table-cell office:value-type="float" office:value="44.5992940926521">
                <text:p>44.5992940926521</text:p>
              </table:table-cell>
              <table:table-cell office:value-type="float" office:value="44.2570101678747">
                <text:p>44.2570101678747</text:p>
              </table:table-cell>
              <table:table-cell office:value-type="float" office:value="45.852300173027">
                <text:p>45.8523001730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30.807186949032">
                <text:p>130.807186949032</text:p>
              </table:table-cell>
              <table:table-cell office:value-type="float" office:value="120.813996518956">
                <text:p>120.813996518956</text:p>
              </table:table-cell>
              <table:table-cell office:value-type="float" office:value="100.286112177824">
                <text:p>100.286112177824</text:p>
              </table:table-cell>
              <table:table-cell office:value-type="float" office:value="92.5830218635713">
                <text:p>92.5830218635713</text:p>
              </table:table-cell>
              <table:table-cell office:value-type="float" office:value="NaN">
                <text:p>NaN</text:p>
              </table:table-cell>
              <table:table-cell office:value-type="float" office:value="47.7473529840916">
                <text:p>47.7473529840916</text:p>
              </table:table-cell>
              <table:table-cell office:value-type="float" office:value="47.9038491647494">
                <text:p>47.9038491647494</text:p>
              </table:table-cell>
              <table:table-cell office:value-type="float" office:value="46.8564409271752">
                <text:p>46.8564409271752</text:p>
              </table:table-cell>
              <table:table-cell office:value-type="float" office:value="45.867833081571">
                <text:p>45.8678330815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38.517570055866">
                <text:p>138.517570055866</text:p>
              </table:table-cell>
              <table:table-cell office:value-type="float" office:value="139.415747543978">
                <text:p>139.415747543978</text:p>
              </table:table-cell>
              <table:table-cell office:value-type="float" office:value="139.577674008621">
                <text:p>139.577674008621</text:p>
              </table:table-cell>
              <table:table-cell office:value-type="float" office:value="136.350575931769">
                <text:p>136.350575931769</text:p>
              </table:table-cell>
              <table:table-cell office:value-type="float" office:value="NaN">
                <text:p>NaN</text:p>
              </table:table-cell>
              <table:table-cell office:value-type="float" office:value="46.6192586964618">
                <text:p>46.6192586964618</text:p>
              </table:table-cell>
              <table:table-cell office:value-type="float" office:value="47.0944571085264">
                <text:p>47.0944571085264</text:p>
              </table:table-cell>
              <table:table-cell office:value-type="float" office:value="45.4193179741379">
                <text:p>45.4193179741379</text:p>
              </table:table-cell>
              <table:table-cell office:value-type="float" office:value="45.0900431867481">
                <text:p>45.09004318674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08cm" svg:height="12.717cm" xlink:href=".." xlink:type="simple" chart:class="chart:bar" chart:style-name="ch1">
        <chart:title svg:x="10.837cm" svg:y="0.39cm" chart:style-name="ch2">
          <text:p>Eps</text:p>
        </chart:title>
        <chart:legend chart:legend-position="end" svg:x="20.609cm" svg:y="5.063cm" style:legend-expansion="high" chart:style-name="ch3"/>
        <chart:plot-area chart:style-name="ch4" table:cell-range-address="Foglio3.B6:Foglio3.B15 Foglio3.A2:Foglio3.A2 Foglio3.E2:Foglio3.E45 Foglio3.A15:Foglio3.A16 Foglio3.A35:Foglio3.A36" chart:data-source-has-labels="both" svg:x="0.452cm" svg:y="1.423cm" svg:width="19.705cm" svg:height="11.04cm">
          <chartooo:coordinate-region svg:x="1.259cm" svg:y="1.623cm" svg:width="18.898cm" svg:height="10.193cm"/>
          <chart:axis chart:dimension="x" chart:name="primary-x" chart:style-name="ch5" chartooo:axis-type="auto">
            <chartooo:date-scale/>
            <chart:categories table:cell-range-address="Foglio3.B6:Foglio3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3.E2:Foglio3.E5" chart:label-cell-address="Foglio3.A2:Foglio3.A2" chart:class="chart:bar">
            <chart:data-point chart:repeated="4"/>
          </chart:series>
          <chart:series chart:style-name="ch9" chart:values-cell-range-address="Foglio3.E6:Foglio3.E15" chart:label-cell-address="Foglio3.A15:Foglio3.A15" chart:class="chart:bar">
            <chart:data-point chart:repeated="10"/>
          </chart:series>
          <chart:series chart:style-name="ch10" chart:values-cell-range-address="Foglio3.E16:Foglio3.E25" chart:label-cell-address="Foglio3.A16:Foglio3.A16" chart:class="chart:bar">
            <chart:data-point chart:repeated="10"/>
          </chart:series>
          <chart:series chart:style-name="ch11" chart:values-cell-range-address="Foglio3.E26:Foglio3.E35" chart:label-cell-address="Foglio3.A35:Foglio3.A35" chart:class="chart:bar">
            <chart:data-point chart:repeated="10"/>
          </chart:series>
          <chart:series chart:style-name="ch12" chart:values-cell-range-address="Foglio3.E36:Foglio3.E45" chart:label-cell-address="Foglio3.A36:Foglio3.A36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B V B</text:p>
                <draw:g>
                  <svg:desc>Foglio3.A2:Foglio3.A2</svg:desc>
                </draw:g>
              </table:table-cell>
              <table:table-cell office:value-type="string">
                <text:p>PB V C</text:p>
                <draw:g>
                  <svg:desc>Foglio3.A15:Foglio3.A15</svg:desc>
                </draw:g>
              </table:table-cell>
              <table:table-cell office:value-type="string">
                <text:p>PB T B</text:p>
                <draw:g>
                  <svg:desc>Foglio3.A16:Foglio3.A16</svg:desc>
                </draw:g>
              </table:table-cell>
              <table:table-cell office:value-type="string">
                <text:p>PB T C </text:p>
                <draw:g>
                  <svg:desc>Foglio3.A35:Foglio3.A35</svg:desc>
                </draw:g>
              </table:table-cell>
              <table:table-cell office:value-type="string">
                <text:p>PB OR</text:p>
                <draw:g>
                  <svg:desc>Foglio3.A36:Foglio3.A3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oglio3.B6:Foglio3.B15</svg:desc>
                </draw:g>
              </table:table-cell>
              <table:table-cell office:value-type="float" office:value="63.8193739225076">
                <text:p>63.8193739225076</text:p>
                <draw:g>
                  <svg:desc>Foglio3.E2:Foglio3.E5</svg:desc>
                </draw:g>
              </table:table-cell>
              <table:table-cell office:value-type="float" office:value="63.8193739225076">
                <text:p>63.8193739225076</text:p>
                <draw:g>
                  <svg:desc>Foglio3.E6:Foglio3.E15</svg:desc>
                </draw:g>
              </table:table-cell>
              <table:table-cell office:value-type="float" office:value="63.8193739225076">
                <text:p>63.8193739225076</text:p>
                <draw:g>
                  <svg:desc>Foglio3.E16:Foglio3.E25</svg:desc>
                </draw:g>
              </table:table-cell>
              <table:table-cell office:value-type="float" office:value="63.8193739225076">
                <text:p>63.8193739225076</text:p>
                <draw:g>
                  <svg:desc>Foglio3.E26:Foglio3.E35</svg:desc>
                </draw:g>
              </table:table-cell>
              <table:table-cell office:value-type="float" office:value="69.5831555531501">
                <text:p>69.5831555531501</text:p>
                <draw:g>
                  <svg:desc>Foglio3.E36:Foglio3.E4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2.8162388868275">
                <text:p>82.8162388868275</text:p>
              </table:table-cell>
              <table:table-cell office:value-type="float" office:value="82.8162388868275">
                <text:p>82.8162388868275</text:p>
              </table:table-cell>
              <table:table-cell office:value-type="float" office:value="82.8162388868275">
                <text:p>82.8162388868275</text:p>
              </table:table-cell>
              <table:table-cell office:value-type="float" office:value="82.8162388868275">
                <text:p>82.8162388868275</text:p>
              </table:table-cell>
              <table:table-cell office:value-type="float" office:value="85.2364208573019">
                <text:p>85.23642085730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9.6853700013574">
                <text:p>79.6853700013574</text:p>
              </table:table-cell>
              <table:table-cell office:value-type="float" office:value="104.568812122427">
                <text:p>104.568812122427</text:p>
              </table:table-cell>
              <table:table-cell office:value-type="float" office:value="82.9372743061516">
                <text:p>82.9372743061516</text:p>
              </table:table-cell>
              <table:table-cell office:value-type="float" office:value="82.7092045581655">
                <text:p>82.7092045581655</text:p>
              </table:table-cell>
              <table:table-cell office:value-type="float" office:value="74.455419431833">
                <text:p>74.4554194318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8.772351790054">
                <text:p>108.772351790054</text:p>
              </table:table-cell>
              <table:table-cell office:value-type="float" office:value="86.8830823568051">
                <text:p>86.8830823568051</text:p>
              </table:table-cell>
              <table:table-cell office:value-type="float" office:value="125.636550811616">
                <text:p>125.636550811616</text:p>
              </table:table-cell>
              <table:table-cell office:value-type="float" office:value="106.916949024457">
                <text:p>106.916949024457</text:p>
              </table:table-cell>
              <table:table-cell office:value-type="float" office:value="79.983767713353">
                <text:p>79.9837677133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6.9021361402611">
                <text:p>86.9021361402611</text:p>
              </table:table-cell>
              <table:table-cell office:value-type="float" office:value="77.9539873394067">
                <text:p>77.9539873394067</text:p>
              </table:table-cell>
              <table:table-cell office:value-type="float" office:value="72.0008626433915">
                <text:p>72.0008626433915</text:p>
              </table:table-cell>
              <table:table-cell office:value-type="float" office:value="72.6415689254708">
                <text:p>72.64156892547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7.8040892009748">
                <text:p>97.8040892009748</text:p>
              </table:table-cell>
              <table:table-cell office:value-type="float" office:value="103.405381161734">
                <text:p>103.405381161734</text:p>
              </table:table-cell>
              <table:table-cell office:value-type="float" office:value="104.269912600402">
                <text:p>104.269912600402</text:p>
              </table:table-cell>
              <table:table-cell office:value-type="float" office:value="101.209898667559">
                <text:p>101.2098986675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0.0413608904549">
                <text:p>80.0413608904549</text:p>
              </table:table-cell>
              <table:table-cell office:value-type="float" office:value="88.0064730370371">
                <text:p>88.0064730370371</text:p>
              </table:table-cell>
              <table:table-cell office:value-type="float" office:value="87.2101325671278">
                <text:p>87.2101325671278</text:p>
              </table:table-cell>
              <table:table-cell office:value-type="float" office:value="90.6205704767191">
                <text:p>90.62057047671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1.3938803470965">
                <text:p>91.3938803470965</text:p>
              </table:table-cell>
              <table:table-cell office:value-type="float" office:value="90.8543380557571">
                <text:p>90.8543380557571</text:p>
              </table:table-cell>
              <table:table-cell office:value-type="float" office:value="95.4027179893173">
                <text:p>95.4027179893173</text:p>
              </table:table-cell>
              <table:table-cell office:value-type="float" office:value="80.0312422858791">
                <text:p>80.03124228587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3.0598339649408">
                <text:p>83.0598339649408</text:p>
              </table:table-cell>
              <table:table-cell office:value-type="float" office:value="72.9101473542063">
                <text:p>72.9101473542063</text:p>
              </table:table-cell>
              <table:table-cell office:value-type="float" office:value="53.4296712506486">
                <text:p>53.4296712506486</text:p>
              </table:table-cell>
              <table:table-cell office:value-type="float" office:value="46.7151887820004">
                <text:p>46.71518878200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91.8983113594041">
                <text:p>91.8983113594041</text:p>
              </table:table-cell>
              <table:table-cell office:value-type="float" office:value="92.3212904354514">
                <text:p>92.3212904354514</text:p>
              </table:table-cell>
              <table:table-cell office:value-type="float" office:value="94.1583560344829">
                <text:p>94.1583560344829</text:p>
              </table:table-cell>
              <table:table-cell office:value-type="float" office:value="91.2605327450208">
                <text:p>91.26053274502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